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2cm"/>
    </style:style>
    <style:style style:name="co2" style:family="table-column">
      <style:table-column-properties fo:break-before="auto" style:column-width="16.655cm"/>
    </style:style>
    <style:style style:name="co3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 style:data-style-name="N30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99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Excel_20_Built-in_20_Normal">
      <style:table-cell-properties fo:background-color="#99ff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Excel_20_Built-in_20_Normal">
      <style:table-cell-properties fo:background-color="#99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Excel_20_Built-in_20_Normal"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Excel_20_Built-in_20_Normal">
      <style:text-properties fo:color="#c9211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number-columns-repeated="1021" table:default-cell-style-name="Excel_20_Built-in_20_Normal"/>
        <table:table-column table:style-name="co3" table:default-cell-style-name="Default"/>
        <table:table-row table:style-name="ro1">
          <table:table-cell table:style-name="ce1" office:value-type="date" office:date-value="2021-08-01">
            <text:p>01/08/21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2" office:value-type="string">
            <text:p>Abelia Edward Goucher</text:p>
          </table:table-cell>
          <table:table-cell table:style-name="ce10" office:value-type="string">
            <text:p>Small late summer/autumn flowering shru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belia grandiflora</text:p>
          </table:table-cell>
          <table:table-cell table:style-name="ce10" office:value-type="string">
            <text:p>Late summer flowering shrub with tubular white/pink flower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belia grand. Francis Mason</text:p>
          </table:table-cell>
          <table:table-cell table:style-name="ce10" office:value-type="string">
            <text:p>Late summer flowering shrub, semi evergreen, pale pink flower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anthus </text:p>
          </table:table-cell>
          <table:table-cell table:style-name="ce11" office:value-type="string">
            <text:p>Spiky leaves and flower heads tinged mau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hillea Cloth of Gold</text:p>
          </table:table-cell>
          <table:table-cell table:style-name="ce11" office:value-type="string">
            <text:p>Tall perennial with flat heads of yellow flowers, loved by insects</text:p>
          </table:table-cell>
          <table:table-cell table:number-columns-repeated="1022"/>
        </table:table-row>
        <table:table-row table:style-name="ro1">
          <table:table-cell office:value-type="string">
            <text:p>Achillea Credo</text:p>
          </table:table-cell>
          <table:table-cell office:value-type="string">
            <text:p>Perennial with flat heads of pale yellow flowers</text:p>
          </table:table-cell>
          <table:table-cell table:number-columns-repeated="1022"/>
        </table:table-row>
        <table:table-row table:style-name="ro1">
          <table:table-cell office:value-type="string">
            <text:p>Achillea mil. Cerise Queen</text:p>
          </table:table-cell>
          <table:table-cell office:value-type="string">
            <text:p>Flat heads of bright pink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chillea ptarmica The Pearl</text:p>
          </table:table-cell>
          <table:table-cell table:style-name="ce13" office:value-type="string">
            <text:p>Perennial with many small white rounded heads </text:p>
          </table:table-cell>
          <table:table-cell table:number-columns-repeated="1022"/>
        </table:table-row>
        <table:table-row table:style-name="ro1">
          <table:table-cell office:value-type="string">
            <text:p>Aconitum</text:p>
          </table:table-cell>
          <table:table-cell office:value-type="string">
            <text:p>Monkshood</text:p>
          </table:table-cell>
          <table:table-cell table:number-columns-repeated="1022"/>
        </table:table-row>
        <table:table-row table:style-name="ro1">
          <table:table-cell office:value-type="string">
            <text:p>Aganpanthus</text:p>
          </table:table-cell>
          <table:table-cell office:value-type="string">
            <text:p>Spherical heads of blue trumpets, late summer</text:p>
          </table:table-cell>
          <table:table-cell table:number-columns-repeated="1022"/>
        </table:table-row>
        <table:table-row table:style-name="ro1">
          <table:table-cell office:value-type="string">
            <text:p>Agapanthus Polar Ice</text:p>
          </table:table-cell>
          <table:table-cell office:value-type="string">
            <text:p>Decidous perennial, heads of white flowers</text:p>
          </table:table-cell>
          <table:table-cell table:number-columns-repeated="1022"/>
        </table:table-row>
        <table:table-row table:style-name="ro1">
          <table:table-cell office:value-type="string">
            <text:p>Agapanthus Sofie</text:p>
          </table:table-cell>
          <table:table-cell office:value-type="string">
            <text:p>Spherical heads of bright blue flowers in high summer</text:p>
          </table:table-cell>
          <table:table-cell table:number-columns-repeated="1022"/>
        </table:table-row>
        <table:table-row table:style-name="ro1">
          <table:table-cell office:value-type="string">
            <text:p>Ajuga reptans Black Scallop</text:p>
          </table:table-cell>
          <table:table-cell office:value-type="string">
            <text:p>Dense, glossy burgundy ground cover, evergreen, blue spring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juga reptans Caitlin's Giant</text:p>
          </table:table-cell>
          <table:table-cell table:style-name="ce13" office:value-type="string">
            <text:p>Reliable low ground cover, glossy dark leaves, blue flower spikes</text:p>
          </table:table-cell>
          <table:table-cell table:number-columns-repeated="1022"/>
        </table:table-row>
        <table:table-row table:style-name="ro1">
          <table:table-cell office:value-type="string">
            <text:p>Akebia quinnata</text:p>
          </table:table-cell>
          <table:table-cell office:value-type="string">
            <text:p>Spring flowering climber with dark pink flowers, semi evergreen</text:p>
          </table:table-cell>
          <table:table-cell table:number-columns-repeated="1022"/>
        </table:table-row>
        <table:table-row table:style-name="ro1">
          <table:table-cell office:value-type="string">
            <text:p>Akebia quinnata</text:p>
          </table:table-cell>
          <table:table-cell table:style-name="ce14" office:value-type="string">
            <text:p>Spring flowering climber with dark pink flowers, semi evergre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kebia quinnata Cream Form</text:p>
          </table:table-cell>
          <table:table-cell table:style-name="ce13" office:value-type="string">
            <text:p>Bright green rounded leaves, semi evergreen, small cream flowers in spr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lcea</text:p>
          </table:table-cell>
          <table:table-cell table:style-name="ce13" office:value-type="string">
            <text:p>Hollyhock, tall spikes of flowers in late summer</text:p>
          </table:table-cell>
          <table:table-cell table:number-columns-repeated="1022"/>
        </table:table-row>
        <table:table-row table:style-name="ro1">
          <table:table-cell office:value-type="string">
            <text:p>Alchemilla mollis</text:p>
          </table:table-cell>
          <table:table-cell office:value-type="string">
            <text:p>Lady's mantle</text:p>
          </table:table-cell>
          <table:table-cell table:number-columns-repeated="1022"/>
        </table:table-row>
        <table:table-row table:style-name="ro1">
          <table:table-cell office:value-type="string">
            <text:p>Allium albopilosum/cristophii</text:p>
          </table:table-cell>
          <table:table-cell table:style-name="ce14" office:value-type="string">
            <text:p>Ornamental onion, spherical heads, attractive dried and in flower</text:p>
          </table:table-cell>
          <table:table-cell table:number-columns-repeated="1022"/>
        </table:table-row>
        <table:table-row table:style-name="ro1">
          <table:table-cell office:value-type="string">
            <text:p>Allium Purple Sensation</text:p>
          </table:table-cell>
          <table:table-cell table:style-name="ce14" office:value-type="string">
            <text:p>Round purple heads on upright stems, May flowering</text:p>
          </table:table-cell>
          <table:table-cell table:number-columns-repeated="1022"/>
        </table:table-row>
        <table:table-row table:style-name="ro1">
          <table:table-cell office:value-type="string">
            <text:p>Amelanchier ballerina </text:p>
          </table:table-cell>
          <table:table-cell office:value-type="string">
            <text:p>Shrub with rounded leaves, white flowers, fine autumn tints</text:p>
          </table:table-cell>
          <table:table-cell table:number-columns-repeated="1022"/>
        </table:table-row>
        <table:table-row table:style-name="ro1">
          <table:table-cell office:value-type="string">
            <text:p>Amelanchier canadensis</text:p>
          </table:table-cell>
          <table:table-cell office:value-type="string">
            <text:p>Small tree/large shrub with white blossom and autumn tints</text:p>
          </table:table-cell>
          <table:table-cell table:number-columns-repeated="1022"/>
        </table:table-row>
        <table:table-row table:style-name="ro1">
          <table:table-cell office:value-type="string">
            <text:p>Amelanchier lamarckii</text:p>
          </table:table-cell>
          <table:table-cell office:value-type="string">
            <text:p>Shrub/tree with white spring blossom and autumn tints</text:p>
          </table:table-cell>
          <table:table-cell table:number-columns-repeated="1022"/>
        </table:table-row>
        <table:table-row table:style-name="ro1">
          <table:table-cell office:value-type="string">
            <text:p>Amelanchier x grand. Robin Hill</text:p>
          </table:table-cell>
          <table:table-cell office:value-type="string">
            <text:p>Small tree/large shrub with white blossom and autumn tints</text:p>
          </table:table-cell>
          <table:table-cell table:number-columns-repeated="1022"/>
        </table:table-row>
        <table:table-row table:style-name="ro1">
          <table:table-cell office:value-type="string">
            <text:p>Anaphalis trip. Somerschnee</text:p>
          </table:table-cell>
          <table:table-cell table:style-name="ce13" office:value-type="string">
            <text:p>Silver leafed perennial with papery white flowers</text:p>
          </table:table-cell>
          <table:table-cell table:number-columns-repeated="1022"/>
        </table:table-row>
        <table:table-row table:style-name="ro1">
          <table:table-cell office:value-type="string">
            <text:p>Anemanthele lessoniana</text:p>
          </table:table-cell>
          <table:table-cell table:style-name="ce13" office:value-type="string">
            <text:p>Evergreen grass, golden tints</text:p>
          </table:table-cell>
          <table:table-cell table:number-columns-repeated="1022"/>
        </table:table-row>
        <table:table-row table:style-name="ro1">
          <table:table-cell office:value-type="string">
            <text:p>Anemone huph. Pamina</text:p>
          </table:table-cell>
          <table:table-cell office:value-type="string">
            <text:p>Japanese anemone with semi double pink flowers</text:p>
          </table:table-cell>
          <table:table-cell table:number-columns-repeated="1022"/>
        </table:table-row>
        <table:table-row table:style-name="ro1">
          <table:table-cell office:value-type="string">
            <text:p>Anemone huph. Prince Heinrich</text:p>
          </table:table-cell>
          <table:table-cell office:value-type="string">
            <text:p>Shorter form of Japanese anemone with dark pink flowers</text:p>
          </table:table-cell>
          <table:table-cell table:number-columns-repeated="1022"/>
        </table:table-row>
        <table:table-row table:style-name="ro1">
          <table:table-cell office:value-type="string">
            <text:p>Anemone huph. Whirlwind</text:p>
          </table:table-cell>
          <table:table-cell office:value-type="string">
            <text:p>Semi double white flowered perennial</text:p>
          </table:table-cell>
          <table:table-cell table:number-columns-repeated="1022"/>
        </table:table-row>
        <table:table-row table:style-name="ro1">
          <table:table-cell office:value-type="string">
            <text:p>Anemone japonica Honorine Jobert</text:p>
          </table:table-cell>
          <table:table-cell office:value-type="string">
            <text:p>Late summer/autumn flowering, long lasting white flowers</text:p>
          </table:table-cell>
          <table:table-cell table:number-columns-repeated="1022"/>
        </table:table-row>
        <table:table-row table:style-name="ro1">
          <table:table-cell office:value-type="string">
            <text:p>Anemone Wild Swan</text:p>
          </table:table-cell>
          <table:table-cell office:value-type="string">
            <text:p>Shorter form of japanese anemone, white petals, blue mauve reverse</text:p>
          </table:table-cell>
          <table:table-cell table:number-columns-repeated="1022"/>
        </table:table-row>
        <table:table-row table:style-name="ro1">
          <table:table-cell office:value-type="string">
            <text:p>Anthemis <text:s/>tinctoria Kelwayii</text:p>
          </table:table-cell>
          <table:table-cell office:value-type="string">
            <text:p>Rich yellow daisy flower</text:p>
          </table:table-cell>
          <table:table-cell table:number-columns-repeated="1022"/>
        </table:table-row>
        <table:table-row table:style-name="ro1">
          <table:table-cell office:value-type="string">
            <text:p>Anthemis cupaniana</text:p>
          </table:table-cell>
          <table:table-cell office:value-type="string">
            <text:p>Silver feathery foliage and white daisy flower</text:p>
          </table:table-cell>
          <table:table-cell table:number-columns-repeated="1022"/>
        </table:table-row>
        <table:table-row table:style-name="ro1">
          <table:table-cell office:value-type="string">
            <text:p>Anthemis E C Buxton</text:p>
          </table:table-cell>
          <table:table-cell office:value-type="string">
            <text:p>Pale yellow daisy</text:p>
          </table:table-cell>
          <table:table-cell table:number-columns-repeated="1022"/>
        </table:table-row>
        <table:table-row table:style-name="ro1">
          <table:table-cell office:value-type="string">
            <text:p>Aquilegia</text:p>
          </table:table-cell>
          <table:table-cell office:value-type="string">
            <text:p>May-flowering with delicate bi-coloured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rmeria maritima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Artemisia <text:s/>Powis Castle</text:p>
          </table:table-cell>
          <table:table-cell office:value-type="string">
            <text:p>Aromatic feathery silver leaves</text:p>
          </table:table-cell>
          <table:table-cell table:number-columns-repeated="1022"/>
        </table:table-row>
        <table:table-row table:style-name="ro1">
          <table:table-cell office:value-type="string">
            <text:p>Artemisia <text:s/>Powis Castle</text:p>
          </table:table-cell>
          <table:table-cell table:style-name="ce14" office:value-type="string">
            <text:p>Aromatic feathery silver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rtemisia canescens</text:p>
          </table:table-cell>
          <table:table-cell office:value-type="string">
            <text:p>Fine curled silver leaves and silver spires of tiny flowers late summer</text:p>
          </table:table-cell>
          <table:table-cell table:number-columns-repeated="1022"/>
        </table:table-row>
        <table:table-row table:style-name="ro1">
          <table:table-cell office:value-type="string">
            <text:p>Artemisia schmidtiana</text:p>
          </table:table-cell>
          <table:table-cell table:number-columns-repeated="1023"/>
        </table:table-row>
        <table:table-row table:style-name="ro1">
          <table:table-cell office:value-type="string">
            <text:p>Artemisia Valerie Finni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splenium scolpendrium</text:p>
          </table:table-cell>
          <table:table-cell table:style-name="ce13" office:value-type="string">
            <text:p>Hart's tongue fern, long undulating leaves</text:p>
          </table:table-cell>
          <table:table-cell table:number-columns-repeated="1022"/>
        </table:table-row>
        <table:table-row table:style-name="ro1">
          <table:table-cell office:value-type="string">
            <text:p>Aster Alma Potschke</text:p>
          </table:table-cell>
          <table:table-cell office:value-type="string">
            <text:p>Salmon pink daisy flowers in autumn</text:p>
          </table:table-cell>
          <table:table-cell table:number-columns-repeated="1022"/>
        </table:table-row>
        <table:table-row table:style-name="ro1">
          <table:table-cell office:value-type="string">
            <text:p>Aster frikartii munch</text:p>
          </table:table-cell>
          <table:table-cell office:value-type="string">
            <text:p>Late summer flowering perennial with purple blue daisy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ster Little Carlow</text:p>
          </table:table-cell>
          <table:table-cell table:style-name="ce13" office:value-type="string">
            <text:p>Mauve blue Michaelmas dais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ster Marie Ballard</text:p>
          </table:table-cell>
          <table:table-cell table:style-name="ce13" office:value-type="string">
            <text:p>Purple flowered Michaelmas dais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ster nov. Herbstchnee</text:p>
          </table:table-cell>
          <table:table-cell table:style-name="ce13" office:value-type="string">
            <text:p>Tall white flowered Michaelmas dais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strantia major alba </text:p>
          </table:table-cell>
          <table:table-cell table:style-name="ce13" office:value-type="string">
            <text:p>White flower heads like pin cushions</text:p>
          </table:table-cell>
          <table:table-cell table:number-columns-repeated="1022"/>
        </table:table-row>
        <table:table-row table:style-name="ro1">
          <table:table-cell office:value-type="string">
            <text:p>Astrantia major Buckland</text:p>
          </table:table-cell>
          <table:table-cell office:value-type="string">
            <text:p>Free-flowering white form</text:p>
          </table:table-cell>
          <table:table-cell table:number-columns-repeated="1022"/>
        </table:table-row>
        <table:table-row table:style-name="ro1">
          <table:table-cell office:value-type="string">
            <text:p>Astrantia major Roma</text:p>
          </table:table-cell>
          <table:table-cell office:value-type="string">
            <text:p>Pink flowers, tolerant of some shad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Aubrieta Purple Cascade</text:p>
          </table:table-cell>
          <table:table-cell table:style-name="ce13" office:value-type="string">
            <text:p>Low growing, spring flowering, purpl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allota pseudodictamnus</text:p>
          </table:table-cell>
          <table:table-cell table:style-name="ce13" office:value-type="string">
            <text:p>Low growing mound of felty leaves for dry soi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erberis Dart's Red Lady</text:p>
          </table:table-cell>
          <table:table-cell table:style-name="ce13" office:value-type="string">
            <text:p>Purple leafed shrub</text:p>
          </table:table-cell>
          <table:table-cell table:number-columns-repeated="1022"/>
        </table:table-row>
        <table:table-row table:style-name="ro1">
          <table:table-cell office:value-type="string">
            <text:p>Berberis thun. Admiration</text:p>
          </table:table-cell>
          <table:table-cell table:style-name="ce14" office:value-type="string">
            <text:p>Purple leafed deciduous shrub, compact form</text:p>
          </table:table-cell>
          <table:table-cell table:number-columns-repeated="1022"/>
        </table:table-row>
        <table:table-row table:style-name="ro1">
          <table:table-cell office:value-type="string">
            <text:p>Bergenia Bressingham White</text:p>
          </table:table-cell>
          <table:table-cell office:value-type="string">
            <text:p>Elephants Ears. White flowers above round glossy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ergenia Evening Glow</text:p>
          </table:table-cell>
          <table:table-cell table:style-name="ce13" office:value-type="string">
            <text:p>Rounded leaves which colour up in winter and pink spring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ergenia Ouverture</text:p>
          </table:table-cell>
          <table:table-cell table:style-name="ce13" office:value-type="string">
            <text:p>Rounded leaves which colour up in autumn, pink spring flowers</text:p>
          </table:table-cell>
          <table:table-cell table:number-columns-repeated="1022"/>
        </table:table-row>
        <table:table-row table:style-name="ro1">
          <table:table-cell office:value-type="string">
            <text:p>Bergenia Silberlicht</text:p>
          </table:table-cell>
          <table:table-cell table:style-name="ce13" office:value-type="string">
            <text:p>Round leafed perennial with spring flowers of very pale pink/whit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ergenia Sunningdale</text:p>
          </table:table-cell>
          <table:table-cell table:style-name="ce13" office:value-type="string">
            <text:p>Rounded leaves which colour up in winter and pink spring flowers</text:p>
          </table:table-cell>
          <table:table-cell table:number-columns-repeated="1022"/>
        </table:table-row>
        <table:table-row table:style-name="ro1">
          <table:table-cell office:value-type="string">
            <text:p>Brunnera macrophylla "Jack Frost"</text:p>
          </table:table-cell>
          <table:table-cell office:value-type="string">
            <text:p>Large heart shaped leaves with silver white centre, blue flowers</text:p>
          </table:table-cell>
          <table:table-cell table:number-columns-repeated="1022"/>
        </table:table-row>
        <table:table-row table:style-name="ro1">
          <table:table-cell office:value-type="string">
            <text:p>Brunnera macrophylla "Mr Morse"</text:p>
          </table:table-cell>
          <table:table-cell table:style-name="ce14" office:value-type="string">
            <text:p>Large heart shaped leaves with silver white centre</text:p>
          </table:table-cell>
          <table:table-cell table:number-columns-repeated="1022"/>
        </table:table-row>
        <table:table-row table:style-name="ro1">
          <table:table-cell office:value-type="string">
            <text:p>Buddleia davidii Nanho Blue</text:p>
          </table:table-cell>
          <table:table-cell office:value-type="string">
            <text:p>Growing to 1.5 m, a more compact butterfly bush, loved by insects</text:p>
          </table:table-cell>
          <table:table-cell table:number-columns-repeated="1022"/>
        </table:table-row>
        <table:table-row table:style-name="ro1">
          <table:table-cell office:value-type="string">
            <text:p>Buddleia davidii Royal Red</text:p>
          </table:table-cell>
          <table:table-cell table:number-columns-repeated="1023"/>
        </table:table-row>
        <table:table-row table:style-name="ro1">
          <table:table-cell office:value-type="string">
            <text:p>Buddleia x Miss Ruby</text:p>
          </table:table-cell>
          <table:table-cell office:value-type="string">
            <text:p>More compact growth than most buddleias, dark pink flowers</text:p>
          </table:table-cell>
          <table:table-cell table:number-columns-repeated="1022"/>
        </table:table-row>
        <table:table-row table:style-name="ro1">
          <table:table-cell office:value-type="string">
            <text:p>Buddleja davidii Orchid Beauty</text:p>
          </table:table-cell>
          <table:table-cell office:value-type="string">
            <text:p>Fragrant shrub loved by butterflies</text:p>
          </table:table-cell>
          <table:table-cell table:number-columns-repeated="1022"/>
        </table:table-row>
        <table:table-row table:style-name="ro1">
          <table:table-cell office:value-type="string">
            <text:p>Bupleurum fruticosum</text:p>
          </table:table-cell>
          <table:table-cell office:value-type="string">
            <text:p>Medium sized evergreen shrub with heads of yellow green flowers</text:p>
          </table:table-cell>
          <table:table-cell table:number-columns-repeated="1022"/>
        </table:table-row>
        <table:table-row table:style-name="ro1">
          <table:table-cell office:value-type="string">
            <text:p>Buxus semp. Elegantissima</text:p>
          </table:table-cell>
          <table:table-cell office:value-type="string">
            <text:p>Variegated box to clip</text:p>
          </table:table-cell>
          <table:table-cell table:number-columns-repeated="1022"/>
        </table:table-row>
        <table:table-row table:style-name="ro1">
          <table:table-cell office:value-type="string">
            <text:p>Buxus sempervirens</text:p>
          </table:table-cell>
          <table:table-cell table:style-name="ce14" office:value-type="string">
            <text:p>Box, to clip in to spheres</text:p>
          </table:table-cell>
          <table:table-cell table:number-columns-repeated="1022"/>
        </table:table-row>
        <table:table-row table:style-name="ro1">
          <table:table-cell office:value-type="string">
            <text:p>Buxus sempervirens</text:p>
          </table:table-cell>
          <table:table-cell office:value-type="string">
            <text:p>Box, to clip in to spheres</text:p>
          </table:table-cell>
          <table:table-cell table:number-columns-repeated="1022"/>
        </table:table-row>
        <table:table-row table:style-name="ro1">
          <table:table-cell office:value-type="string">
            <text:p>Calamintha nepeta</text:p>
          </table:table-cell>
          <table:table-cell office:value-type="string">
            <text:p>Very fragrant lilac-flowered perenni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alendula officinalis</text:p>
          </table:table-cell>
          <table:table-cell table:style-name="ce13" office:value-type="string">
            <text:p>Pot marigold, hardy annual with orang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amassia leichtlinii</text:p>
          </table:table-cell>
          <table:table-cell office:value-type="string">
            <text:p>Bulb with spikes of sky blue flowers in May June</text:p>
          </table:table-cell>
          <table:table-cell table:number-columns-repeated="1022"/>
        </table:table-row>
        <table:table-row table:style-name="ro1">
          <table:table-cell office:value-type="string">
            <text:p>Campanula persicifolia alba</text:p>
          </table:table-cell>
          <table:table-cell office:value-type="string">
            <text:p>White spikes of bell flowers</text:p>
          </table:table-cell>
          <table:table-cell table:number-columns-repeated="1022"/>
        </table:table-row>
        <table:table-row table:style-name="ro1">
          <table:table-cell office:value-type="string">
            <text:p>Campanula persicifolia Blue</text:p>
          </table:table-cell>
          <table:table-cell office:value-type="string">
            <text:p>Blue bell flower</text:p>
          </table:table-cell>
          <table:table-cell table:number-columns-repeated="1022"/>
        </table:table-row>
        <table:table-row table:style-name="ro1">
          <table:table-cell office:value-type="string">
            <text:p>Carex Ice Dance</text:p>
          </table:table-cell>
          <table:table-cell office:value-type="string">
            <text:p>Evergreen white and green foliage that copes with dry shade</text:p>
          </table:table-cell>
          <table:table-cell table:number-columns-repeated="1022"/>
        </table:table-row>
        <table:table-row table:style-name="ro1">
          <table:table-cell office:value-type="string">
            <text:p>Caryopteris clandonensis Kew Blue</text:p>
          </table:table-cell>
          <table:table-cell office:value-type="string">
            <text:p>Silver leafed shrub with heads of blue flowers late summer</text:p>
          </table:table-cell>
          <table:table-cell table:number-columns-repeated="1022"/>
        </table:table-row>
        <table:table-row table:style-name="ro1">
          <table:table-cell office:value-type="string">
            <text:p>Ceanothus <text:s/>Southmead</text:p>
          </table:table-cell>
          <table:table-cell office:value-type="string">
            <text:p>Evergreen wall shrub with light blue flowers in summer</text:p>
          </table:table-cell>
          <table:table-cell table:number-columns-repeated="1022"/>
        </table:table-row>
        <table:table-row table:style-name="ro1">
          <table:table-cell office:value-type="string">
            <text:p>Ceanothus Blue Mound</text:p>
          </table:table-cell>
          <table:table-cell table:number-columns-repeated="1023"/>
        </table:table-row>
        <table:table-row table:style-name="ro1">
          <table:table-cell office:value-type="string">
            <text:p>Ceanothus Dark Star</text:p>
          </table:table-cell>
          <table:table-cell office:value-type="string">
            <text:p>Deciduous shrub with dark blue summer flowers</text:p>
          </table:table-cell>
          <table:table-cell table:number-columns-repeated="1022"/>
        </table:table-row>
        <table:table-row table:style-name="ro1">
          <table:table-cell office:value-type="string">
            <text:p>Ceanothus Gloire de Versailles</text:p>
          </table:table-cell>
          <table:table-cell office:value-type="string">
            <text:p>Deciduous shrub with pale blue flowers</text:p>
          </table:table-cell>
          <table:table-cell table:number-columns-repeated="1022"/>
        </table:table-row>
        <table:table-row table:style-name="ro1">
          <table:table-cell office:value-type="string">
            <text:p>Ceanothus gloriosus Emily Brown</text:p>
          </table:table-cell>
          <table:table-cell office:value-type="string">
            <text:p>Low spreading shrub with blue flowers in May</text:p>
          </table:table-cell>
          <table:table-cell table:number-columns-repeated="1022"/>
        </table:table-row>
        <table:table-row table:style-name="ro1">
          <table:table-cell office:value-type="string">
            <text:p>Ceanothus Puget Blue</text:p>
          </table:table-cell>
          <table:table-cell office:value-type="string">
            <text:p>A more compact shrub, copious blue flowers</text:p>
          </table:table-cell>
          <table:table-cell table:number-columns-repeated="1022"/>
        </table:table-row>
        <table:table-row table:style-name="ro1">
          <table:table-cell office:value-type="string">
            <text:p>Centranthus ruber Albus</text:p>
          </table:table-cell>
          <table:table-cell office:value-type="string">
            <text:p>White flowered form of valerian</text:p>
          </table:table-cell>
          <table:table-cell table:number-columns-repeated="1022"/>
        </table:table-row>
        <table:table-row table:style-name="ro1">
          <table:table-cell office:value-type="string">
            <text:p>Ceratostigma plumbaginoides</text:p>
          </table:table-cell>
          <table:table-cell office:value-type="string">
            <text:p>Low spreading shrub with bright blue flowers late summer</text:p>
          </table:table-cell>
          <table:table-cell table:number-columns-repeated="1022"/>
        </table:table-row>
        <table:table-row table:style-name="ro1">
          <table:table-cell office:value-type="string">
            <text:p>Ceratostigma willmottianum</text:p>
          </table:table-cell>
          <table:table-cell office:value-type="string">
            <text:p>Small sun loving shrub with bright blue flowers in late summer</text:p>
          </table:table-cell>
          <table:table-cell table:number-columns-repeated="1022"/>
        </table:table-row>
        <table:table-row table:style-name="ro1">
          <table:table-cell office:value-type="string">
            <text:p>Chaenomeles spec moerloosei</text:p>
          </table:table-cell>
          <table:table-cell office:value-type="string">
            <text:p>Pink and white spring blooms. Good trained on fence or wall</text:p>
          </table:table-cell>
          <table:table-cell table:number-columns-repeated="1022"/>
        </table:table-row>
        <table:table-row table:style-name="ro1">
          <table:table-cell office:value-type="string">
            <text:p>Chives</text:p>
          </table:table-cell>
          <table:table-cell office:value-type="string">
            <text:p>Culinary herb</text:p>
          </table:table-cell>
          <table:table-cell table:number-columns-repeated="1022"/>
        </table:table-row>
        <table:table-row table:style-name="ro1">
          <table:table-cell office:value-type="string">
            <text:p>Choisya ternata Sundance</text:p>
          </table:table-cell>
          <table:table-cell office:value-type="string">
            <text:p>Vigorous shrub with bright yellow green leaves which can bleach in full sun</text:p>
          </table:table-cell>
          <table:table-cell table:number-columns-repeated="1022"/>
        </table:table-row>
        <table:table-row table:style-name="ro1">
          <table:table-cell office:value-type="string">
            <text:p>Cirsium rivulare Trevor’s Blue Wonder</text:p>
          </table:table-cell>
          <table:table-cell office:value-type="string">
            <text:p>Perennial with soft heads of thistle-like shape</text:p>
          </table:table-cell>
          <table:table-cell table:number-columns-repeated="1022"/>
        </table:table-row>
        <table:table-row table:style-name="ro1">
          <table:table-cell office:value-type="string">
            <text:p>Cistus corbariensis</text:p>
          </table:table-cell>
          <table:table-cell table:style-name="ce14" office:value-type="string">
            <text:p>Small sun loving shrub with papery white flowers</text:p>
          </table:table-cell>
          <table:table-cell table:number-columns-repeated="1022"/>
        </table:table-row>
        <table:table-row table:style-name="ro1">
          <table:table-cell office:value-type="string">
            <text:p>Cistus corbariensis</text:p>
          </table:table-cell>
          <table:table-cell office:value-type="string">
            <text:p>Small sun loving shrub with papery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istus lusitanicus Decumbens</text:p>
          </table:table-cell>
          <table:table-cell table:style-name="ce13" office:value-type="string">
            <text:p>Low evergreen shrub with papery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istus lusitanicus Decumben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>
            <text:p>Cistus skanbergii</text:p>
          </table:table-cell>
          <table:table-cell table:style-name="ce13" office:value-type="string">
            <text:p>Pink flowered shrub for poor soil and full sun</text:p>
          </table:table-cell>
          <table:table-cell table:number-columns-repeated="1022"/>
        </table:table-row>
        <table:table-row table:style-name="ro1">
          <table:table-cell office:value-type="string">
            <text:p>Cistus Skanbergii</text:p>
          </table:table-cell>
          <table:table-cell table:style-name="ce14" office:value-type="string">
            <text:p>Shrubby rock rose, grey leaves, pink flowers</text:p>
          </table:table-cell>
          <table:table-cell table:number-columns-repeated="1022"/>
        </table:table-row>
        <table:table-row table:style-name="ro1">
          <table:table-cell office:value-type="string">
            <text:p>Cistus x pulverulentis Sunset</text:p>
          </table:table-cell>
          <table:table-cell office:value-type="string">
            <text:p>Small shrub with dark pink flower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istus x purpureus</text:p>
          </table:table-cell>
          <table:table-cell office:value-type="string">
            <text:p>Evergreen shrub, bright pink summer flowers with dark central blotch</text:p>
          </table:table-cell>
          <table:table-cell table:number-columns-repeated="1022"/>
        </table:table-row>
        <table:table-row table:style-name="ro1">
          <table:table-cell office:value-type="string">
            <text:p>Cisuts x laxus Snow White</text:p>
          </table:table-cell>
          <table:table-cell table:style-name="ce14" office:value-type="string">
            <text:p>Shrubby rock rose, white flowers with yellow centres</text:p>
          </table:table-cell>
          <table:table-cell table:number-columns-repeated="1022"/>
        </table:table-row>
        <table:table-row table:style-name="ro1">
          <table:table-cell office:value-type="string">
            <text:p>Clematis Abundnace</text:p>
          </table:table-cell>
          <table:table-cell office:value-type="string">
            <text:p>Deep red-pink flowers, late summer</text:p>
          </table:table-cell>
          <table:table-cell table:number-columns-repeated="1022"/>
        </table:table-row>
        <table:table-row table:style-name="ro1">
          <table:table-cell office:value-type="string">
            <text:p>Clematis Alpina Blue</text:p>
          </table:table-cell>
          <table:table-cell office:value-type="string">
            <text:p>Spring flowering</text:p>
          </table:table-cell>
          <table:table-cell table:number-columns-repeated="1022"/>
        </table:table-row>
        <table:table-row table:style-name="ro1">
          <table:table-cell office:value-type="string">
            <text:p>Clematis armandii Apple Blossom</text:p>
          </table:table-cell>
          <table:table-cell office:value-type="string">
            <text:p>Evergreen climber with long glossy leaves and abundant May flowers</text:p>
          </table:table-cell>
          <table:table-cell table:number-columns-repeated="1022"/>
        </table:table-row>
        <table:table-row table:style-name="ro1">
          <table:table-cell office:value-type="string">
            <text:p>Clematis Ascotiensis</text:p>
          </table:table-cell>
          <table:table-cell office:value-type="string">
            <text:p>Late summer flowering</text:p>
          </table:table-cell>
          <table:table-cell table:number-columns-repeated="1022"/>
        </table:table-row>
        <table:table-row table:style-name="ro1">
          <table:table-cell office:value-type="string">
            <text:p>Clematis Comtesse de Bouchard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Clematis Jackmanii</text:p>
          </table:table-cell>
          <table:table-cell office:value-type="string">
            <text:p>Rich purple blue flowers in high summer</text:p>
          </table:table-cell>
          <table:table-cell table:number-columns-repeated="1022"/>
        </table:table-row>
        <table:table-row table:style-name="ro1">
          <table:table-cell office:value-type="string">
            <text:p>Clematis montana Broughton Star</text:p>
          </table:table-cell>
          <table:table-cell office:value-type="string">
            <text:p>Dark pinky red double flowers in May-June</text:p>
          </table:table-cell>
          <table:table-cell table:number-columns-repeated="1022"/>
        </table:table-row>
        <table:table-row table:style-name="ro1">
          <table:table-cell office:value-type="string">
            <text:p>Clematis montana Grandiflora</text:p>
          </table:table-cell>
          <table:table-cell office:value-type="string">
            <text:p>Fragrant vigorous climber, white flowers in May</text:p>
          </table:table-cell>
          <table:table-cell table:number-columns-repeated="1022"/>
        </table:table-row>
        <table:table-row table:style-name="ro1">
          <table:table-cell office:value-type="string">
            <text:p>Clematis montana Warwickshire Rose</text:p>
          </table:table-cell>
          <table:table-cell office:value-type="string">
            <text:p>Dark red foliage and pink flowers in May</text:p>
          </table:table-cell>
          <table:table-cell table:number-columns-repeated="1022"/>
        </table:table-row>
        <table:table-row table:style-name="ro1">
          <table:table-cell office:value-type="string">
            <text:p>Clematis Olympia</text:p>
          </table:table-cell>
          <table:table-cell office:value-type="string">
            <text:p>Shorter purple/blue flowered clematis with abundant blooms</text:p>
          </table:table-cell>
          <table:table-cell table:number-columns-repeated="1022"/>
        </table:table-row>
        <table:table-row table:style-name="ro1">
          <table:table-cell office:value-type="string">
            <text:p>Clematis orientalis Bill Mackenzie</text:p>
          </table:table-cell>
          <table:table-cell office:value-type="string">
            <text:p>Yellow nodding flowers, fluffy seed heads</text:p>
          </table:table-cell>
          <table:table-cell table:number-columns-repeated="1022"/>
        </table:table-row>
        <table:table-row table:style-name="ro1">
          <table:table-cell office:value-type="string">
            <text:p>Clematis Perled'Azur</text:p>
          </table:table-cell>
          <table:table-cell office:value-type="string">
            <text:p>Abundant mauve/blue flowers in July</text:p>
          </table:table-cell>
          <table:table-cell table:number-columns-repeated="1022"/>
        </table:table-row>
        <table:table-row table:style-name="ro1">
          <table:table-cell office:value-type="string">
            <text:p>Clematis Prince Charles</text:p>
          </table:table-cell>
          <table:table-cell office:value-type="string">
            <text:p>Mid summer flowering, pale blue</text:p>
          </table:table-cell>
          <table:table-cell table:number-columns-repeated="1022"/>
        </table:table-row>
        <table:table-row table:style-name="ro1">
          <table:table-cell office:value-type="string">
            <text:p>Clematis tanguitica</text:p>
          </table:table-cell>
          <table:table-cell office:value-type="string">
            <text:p>Late flowering climber with yellow flowers</text:p>
          </table:table-cell>
          <table:table-cell table:number-columns-repeated="1022"/>
        </table:table-row>
        <table:table-row table:style-name="ro1">
          <table:table-cell office:value-type="string">
            <text:p>Clematis triternata rubromarginata</text:p>
          </table:table-cell>
          <table:table-cell office:value-type="string">
            <text:p>Late <text:s/>flowering climber with a multitude of small fragrant pink and white blooms</text:p>
          </table:table-cell>
          <table:table-cell table:number-columns-repeated="1022"/>
        </table:table-row>
        <table:table-row table:style-name="ro1">
          <table:table-cell office:value-type="string">
            <text:p>Clematis vit. Alba Luxuriens</text:p>
          </table:table-cell>
          <table:table-cell office:value-type="string">
            <text:p>Climber with numerous small white and green flowers</text:p>
          </table:table-cell>
          <table:table-cell table:number-columns-repeated="1022"/>
        </table:table-row>
        <table:table-row table:style-name="ro1">
          <table:table-cell office:value-type="string">
            <text:p>Clematis vit. Betty Corning</text:p>
          </table:table-cell>
          <table:table-cell office:value-type="string">
            <text:p>Vigorous late summer flowering climber with lilac flowers</text:p>
          </table:table-cell>
          <table:table-cell table:number-columns-repeated="1022"/>
        </table:table-row>
        <table:table-row table:style-name="ro1">
          <table:table-cell office:value-type="string">
            <text:p>Clematis vit. Etoile Violette</text:p>
          </table:table-cell>
          <table:table-cell office:value-type="string">
            <text:p>Climber with dark purple flowers, late summer</text:p>
          </table:table-cell>
          <table:table-cell table:number-columns-repeated="1022"/>
        </table:table-row>
        <table:table-row table:style-name="ro1">
          <table:table-cell office:value-type="string">
            <text:p>Clematis vit. Prince Charles</text:p>
          </table:table-cell>
          <table:table-cell table:style-name="ce14" office:value-type="string">
            <text:p>Climber with numerous textured lavender blue flowers</text:p>
          </table:table-cell>
          <table:table-cell table:number-columns-repeated="1022"/>
        </table:table-row>
        <table:table-row table:style-name="ro1">
          <table:table-cell office:value-type="string">
            <text:p>Clematis vit. Prince George</text:p>
          </table:table-cell>
          <table:table-cell table:style-name="ce14" office:value-type="string">
            <text:p>Climber with abundant textured white flowers</text:p>
          </table:table-cell>
          <table:table-cell table:number-columns-repeated="1022"/>
        </table:table-row>
        <table:table-row table:style-name="ro1">
          <table:table-cell office:value-type="string">
            <text:p>Clematis viticella Abundance</text:p>
          </table:table-cell>
          <table:table-cell office:value-type="string">
            <text:p>Climber, numerous dark pink flowers high 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Alba Luxuriens</text:p>
          </table:table-cell>
          <table:table-cell office:value-type="string">
            <text:p>Abundant white and green flowers from high 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Emilia Plater</text:p>
          </table:table-cell>
          <table:table-cell office:value-type="string">
            <text:p>Light blue mauve flowers from late June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Kermesina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Clematis viticella Margot Koster</text:p>
          </table:table-cell>
          <table:table-cell table:style-name="ce14" office:value-type="string">
            <text:p>Rose pink flowers from mid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Margot Koster</text:p>
          </table:table-cell>
          <table:table-cell office:value-type="string">
            <text:p>Rose pink flowers from mid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Mme Julia Correvon</text:p>
          </table:table-cell>
          <table:table-cell table:style-name="ce14" office:value-type="string">
            <text:p>Rose pink flowers from mid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Polish Spirit</text:p>
          </table:table-cell>
          <table:table-cell office:value-type="string">
            <text:p>Rich purple-blue flowers June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Purpurea plena Elegans</text:p>
          </table:table-cell>
          <table:table-cell office:value-type="string">
            <text:p>Double pinky purple flowers </text:p>
          </table:table-cell>
          <table:table-cell table:number-columns-repeated="1022"/>
        </table:table-row>
        <table:table-row table:style-name="ro1">
          <table:table-cell office:value-type="string">
            <text:p>Clematis viticella Royal velours</text:p>
          </table:table-cell>
          <table:table-cell office:value-type="string">
            <text:p>Rich purple velvety flowers </text:p>
          </table:table-cell>
          <table:table-cell table:number-columns-repeated="1022"/>
        </table:table-row>
        <table:table-row table:style-name="ro1">
          <table:table-cell office:value-type="string">
            <text:p>Coreopsis </text:p>
          </table:table-cell>
          <table:table-cell office:value-type="string">
            <text:p>Months of yellow-orange daisy flowers</text:p>
          </table:table-cell>
          <table:table-cell table:number-columns-repeated="1022"/>
        </table:table-row>
        <table:table-row table:style-name="ro1">
          <table:table-cell office:value-type="string">
            <text:p>Cornus alba Elegantissima</text:p>
          </table:table-cell>
          <table:table-cell office:value-type="string">
            <text:p>Red winter stems, green and white variegated leaves</text:p>
          </table:table-cell>
          <table:table-cell table:number-columns-repeated="1022"/>
        </table:table-row>
        <table:table-row table:style-name="ro1">
          <table:table-cell office:value-type="string">
            <text:p>Cornus Alba sibirica</text:p>
          </table:table-cell>
          <table:table-cell office:value-type="string">
            <text:p>Shrub grown especially for red winter stems</text:p>
          </table:table-cell>
          <table:table-cell table:number-columns-repeated="1022"/>
        </table:table-row>
        <table:table-row table:style-name="ro1">
          <table:table-cell office:value-type="string">
            <text:p>Cornus Midwinter Fire</text:p>
          </table:table-cell>
          <table:table-cell office:value-type="string">
            <text:p>Yellow/orange stemmed shrub for winter interest</text:p>
          </table:table-cell>
          <table:table-cell table:number-columns-repeated="1022"/>
        </table:table-row>
        <table:table-row table:style-name="ro1">
          <table:table-cell office:value-type="string">
            <text:p>Corylus avellana purpurea</text:p>
          </table:table-cell>
          <table:table-cell table:number-columns-repeated="1023"/>
        </table:table-row>
        <table:table-row table:style-name="ro1">
          <table:table-cell office:value-type="string">
            <text:p>Cotinus cogg. Royal Purple</text:p>
          </table:table-cell>
          <table:table-cell office:value-type="string">
            <text:p>Medium sized shrub with rounded dark red leaves</text:p>
          </table:table-cell>
          <table:table-cell table:number-columns-repeated="1022"/>
        </table:table-row>
        <table:table-row table:style-name="ro1">
          <table:table-cell office:value-type="string">
            <text:p>Cotinus coggygria Young Lady</text:p>
          </table:table-cell>
          <table:table-cell office:value-type="string">
            <text:p>Compact form of smoke bush - great autumn colou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tinus Flame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>
            <text:p>Cotinus Golden Spirit</text:p>
          </table:table-cell>
          <table:table-cell table:style-name="ce13" office:value-type="string">
            <text:p>Shrub with bright green rounded leaves</text:p>
          </table:table-cell>
          <table:table-cell table:number-columns-repeated="1022"/>
        </table:table-row>
        <table:table-row table:style-name="ro1">
          <table:table-cell office:value-type="string">
            <text:p>Cotoneaster </text:p>
          </table:table-cell>
          <table:table-cell office:value-type="string">
            <text:p>Ground cover shrub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toneaster conspicuus decorus</text:p>
          </table:table-cell>
          <table:table-cell table:style-name="ce13" office:value-type="string">
            <text:p>Arching, low spreading shrub with bright red berri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toneaster cornubia</text:p>
          </table:table-cell>
          <table:table-cell office:value-type="string">
            <text:p>Semi evergreen large shrub/small tree with red autumn berries</text:p>
          </table:table-cell>
          <table:table-cell table:number-columns-repeated="1022"/>
        </table:table-row>
        <table:table-row table:style-name="ro1">
          <table:table-cell office:value-type="string">
            <text:p>Cotoneatser conspicuus Dammeri</text:p>
          </table:table-cell>
          <table:table-cell office:value-type="string">
            <text:p>dense ground- hugging trailing stems</text:p>
          </table:table-cell>
          <table:table-cell table:number-columns-repeated="1022"/>
        </table:table-row>
        <table:table-row table:style-name="ro1">
          <table:table-cell office:value-type="string">
            <text:p>Cotoneatser horizontalis</text:p>
          </table:table-cell>
          <table:table-cell table:style-name="ce14" office:value-type="string">
            <text:p>Spreading, berried shrub with fanned brancjes</text:p>
          </table:table-cell>
          <table:table-cell table:number-columns-repeated="1022"/>
        </table:table-row>
        <table:table-row table:style-name="ro1">
          <table:table-cell office:value-type="string">
            <text:p>Crambe cordifolia</text:p>
          </table:table-cell>
          <table:table-cell table:number-columns-repeated="1023"/>
        </table:table-row>
        <table:table-row table:style-name="ro1">
          <table:table-cell office:value-type="string">
            <text:p>Crataegus Crus Galli</text:p>
          </table:table-cell>
          <table:table-cell office:value-type="string">
            <text:p>Small hawthorn tree with glossy leaves and red fruits</text:p>
          </table:table-cell>
          <table:table-cell table:number-columns-repeated="1022"/>
        </table:table-row>
        <table:table-row table:style-name="ro1">
          <table:table-cell office:value-type="string">
            <text:p>Crataegus pedicelata</text:p>
          </table:table-cell>
          <table:table-cell office:value-type="string">
            <text:p>Small hawthorn tree with red autumn fruits</text:p>
          </table:table-cell>
          <table:table-cell table:number-columns-repeated="1022"/>
        </table:table-row>
        <table:table-row table:style-name="ro1">
          <table:table-cell office:value-type="string">
            <text:p>Crateagus prunifolia</text:p>
          </table:table-cell>
          <table:table-cell office:value-type="string">
            <text:p>Small tree with good autumn tints and fruits</text:p>
          </table:table-cell>
          <table:table-cell table:number-columns-repeated="1022"/>
        </table:table-row>
        <table:table-row table:style-name="ro1">
          <table:table-cell office:value-type="string">
            <text:p>Crocosmia George Davison</text:p>
          </table:table-cell>
          <table:table-cell office:value-type="string">
            <text:p>Yellow orange flowers for late summer</text:p>
          </table:table-cell>
          <table:table-cell table:number-columns-repeated="1022"/>
        </table:table-row>
        <table:table-row table:style-name="ro1">
          <table:table-cell office:value-type="string">
            <text:p>Crocosmia Lucifer</text:p>
          </table:table-cell>
          <table:table-cell office:value-type="string">
            <text:p>Red orange flowers in high summer</text:p>
          </table:table-cell>
          <table:table-cell table:number-columns-repeated="1022"/>
        </table:table-row>
        <table:table-row table:style-name="ro1">
          <table:table-cell office:value-type="string">
            <text:p>Crocosmia Star of the East</text:p>
          </table:table-cell>
          <table:table-cell office:value-type="string">
            <text:p>High summer perennial with orange yellow flowers</text:p>
          </table:table-cell>
          <table:table-cell table:number-columns-repeated="1022"/>
        </table:table-row>
        <table:table-row table:style-name="ro1">
          <table:table-cell office:value-type="string">
            <text:p>Crocosmia Zeal tan</text:p>
          </table:table-cell>
          <table:table-cell office:value-type="string">
            <text:p>Large red outward facing flowers, blade-like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rocus Whitewell Purple</text:p>
          </table:table-cell>
          <table:table-cell table:style-name="ce13" office:value-type="string">
            <text:p>Small mauve flowers in early spring – will self seed and naturalise</text:p>
          </table:table-cell>
          <table:table-cell table:number-columns-repeated="1022"/>
        </table:table-row>
        <table:table-row table:style-name="ro1">
          <table:table-cell office:value-type="string">
            <text:p>Cyclamen coum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Cyclamen coum</text:p>
          </table:table-cell>
          <table:table-cell table:style-name="ce14" office:value-type="string">
            <text:p>Bright pink flowers in winter/early spring</text:p>
          </table:table-cell>
          <table:table-cell table:number-columns-repeated="1022"/>
        </table:table-row>
        <table:table-row table:style-name="ro1">
          <table:table-cell office:value-type="string">
            <text:p>Cyclamen hederifloium White</text:p>
          </table:table-cell>
          <table:table-cell office:value-type="string">
            <text:p>Autumn flowering corm</text:p>
          </table:table-cell>
          <table:table-cell table:number-columns-repeated="1022"/>
        </table:table-row>
        <table:table-row table:style-name="ro1">
          <table:table-cell office:value-type="string">
            <text:p>Cynara cardunculus</text:p>
          </table:table-cell>
          <table:table-cell table:number-columns-repeated="1023"/>
        </table:table-row>
        <table:table-row table:style-name="ro1">
          <table:table-cell office:value-type="string">
            <text:p>Dahlia David Howard</text:p>
          </table:table-cell>
          <table:table-cell office:value-type="string">
            <text:p>Dark leaves andn double apricot flowers</text:p>
          </table:table-cell>
          <table:table-cell table:number-columns-repeated="1022"/>
        </table:table-row>
        <table:table-row table:style-name="ro1">
          <table:table-cell office:value-type="string">
            <text:p>Dahlia Hillcrest Candy</text:p>
          </table:table-cell>
          <table:table-cell office:value-type="string">
            <text:p>Pink and white cactus flowered dahlia</text:p>
          </table:table-cell>
          <table:table-cell table:number-columns-repeated="1022"/>
        </table:table-row>
        <table:table-row table:style-name="ro1">
          <table:table-cell office:value-type="string">
            <text:p>Dahlia Nuit d'ete</text:p>
          </table:table-cell>
          <table:table-cell office:value-type="string">
            <text:p>Very dark red cactus flowered dahlia</text:p>
          </table:table-cell>
          <table:table-cell table:number-columns-repeated="1022"/>
        </table:table-row>
        <table:table-row table:style-name="ro1">
          <table:table-cell office:value-type="string">
            <text:p>Dahlia Souvenir d'ete</text:p>
          </table:table-cell>
          <table:table-cell office:value-type="string">
            <text:p>Orange yellow pompom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aphne odora Aureomarginata</text:p>
          </table:table-cell>
          <table:table-cell table:style-name="ce13" office:value-type="string">
            <text:p>Evergreen shrub with highly scented pink flowers in spr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lphinium Magic Fountains</text:p>
          </table:table-cell>
          <table:table-cell table:style-name="ce13" office:value-type="string">
            <text:p>Classic blue flowered perennial</text:p>
          </table:table-cell>
          <table:table-cell table:number-columns-repeated="1022"/>
        </table:table-row>
        <table:table-row table:style-name="ro1">
          <table:table-cell office:value-type="string">
            <text:p>Dianthus</text:p>
          </table:table-cell>
          <table:table-cell office:value-type="string">
            <text:p>Pinks, fragrant and low growing</text:p>
          </table:table-cell>
          <table:table-cell table:number-columns-repeated="1022"/>
        </table:table-row>
        <table:table-row table:style-name="ro1">
          <table:table-cell office:value-type="string">
            <text:p>Dianthus “Eleanor's Old Irish”</text:p>
          </table:table-cell>
          <table:table-cell table:style-name="ce14" office:value-type="string">
            <text:p>Red flowered pinks, fragrant and low grow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ianthus Cranmere Pool</text:p>
          </table:table-cell>
          <table:table-cell table:style-name="ce13" office:value-type="string">
            <text:p>Fragrant pink with white petals and dark central ring</text:p>
          </table:table-cell>
          <table:table-cell table:number-columns-repeated="1022"/>
        </table:table-row>
        <table:table-row table:style-name="ro1">
          <table:table-cell office:value-type="string">
            <text:p>Dianthus Inchmery</text:p>
          </table:table-cell>
          <table:table-cell office:value-type="string">
            <text:p>Clove scented pink</text:p>
          </table:table-cell>
          <table:table-cell table:number-columns-repeated="1022"/>
        </table:table-row>
        <table:table-row table:style-name="ro1">
          <table:table-cell office:value-type="string">
            <text:p>Diascia Hopley's Apricot</text:p>
          </table:table-cell>
          <table:table-cell office:value-type="string">
            <text:p>Low grower with apricot flowers</text:p>
          </table:table-cell>
          <table:table-cell table:number-columns-repeated="1022"/>
        </table:table-row>
        <table:table-row table:style-name="ro1">
          <table:table-cell office:value-type="string">
            <text:p>Dicentra Ivory Hearts</text:p>
          </table:table-cell>
          <table:table-cell office:value-type="string">
            <text:p>Low growing ferny blue grey leaves and creamy white flowers</text:p>
          </table:table-cell>
          <table:table-cell table:number-columns-repeated="1022"/>
        </table:table-row>
        <table:table-row table:style-name="ro1">
          <table:table-cell office:value-type="string">
            <text:p>Dicentra spectabilis Alba</text:p>
          </table:table-cell>
          <table:table-cell office:value-type="string">
            <text:p>Arching stems of white flowers in spring</text:p>
          </table:table-cell>
          <table:table-cell table:number-columns-repeated="1022"/>
        </table:table-row>
        <table:table-row table:style-name="ro1">
          <table:table-cell office:value-type="string">
            <text:p>Digitalis purpurea </text:p>
          </table:table-cell>
          <table:table-cell office:value-type="string">
            <text:p>Foxglove, tall spikes of tubular flowers loved by bees</text:p>
          </table:table-cell>
          <table:table-cell table:number-columns-repeated="1022"/>
        </table:table-row>
        <table:table-row table:style-name="ro1">
          <table:table-cell office:value-type="string">
            <text:p>Digitalis purpurea Alba</text:p>
          </table:table-cell>
          <table:table-cell office:value-type="string">
            <text:p>White form of the tall biennial, tubular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orycnium </text:p>
          </table:table-cell>
          <table:table-cell table:style-name="ce13" office:value-type="string">
            <text:p>Low growing shrub with softly hairy leaves and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ryopteris erythrosora</text:p>
          </table:table-cell>
          <table:table-cell table:style-name="ce13" office:value-type="string">
            <text:p>Fern which opens with orange tinted fronds and has good autumn colour to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ryopteris wallichiana</text:p>
          </table:table-cell>
          <table:table-cell table:style-name="ce13" office:value-type="string">
            <text:p>Tall hardy fern, green gold when leaves are n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laeagnus ebbingei</text:p>
          </table:table-cell>
          <table:table-cell table:style-name="ce13" office:value-type="string">
            <text:p>Evergreen shrub with scented winter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lymus magellanicus</text:p>
          </table:table-cell>
          <table:table-cell table:style-name="ce13" office:value-type="string">
            <text:p>Blue Wheat Grass, striking colour and form</text:p>
          </table:table-cell>
          <table:table-cell table:number-columns-repeated="1022"/>
        </table:table-row>
        <table:table-row table:style-name="ro1">
          <table:table-cell office:value-type="string">
            <text:p>Epimedium x versicolour Sulphureum</text:p>
          </table:table-cell>
          <table:table-cell office:value-type="string">
            <text:p>Attractive ground cover foliage and yellow flowers</text:p>
          </table:table-cell>
          <table:table-cell table:number-columns-repeated="1022"/>
        </table:table-row>
        <table:table-row table:style-name="ro1">
          <table:table-cell office:value-type="string">
            <text:p>Eremurus</text:p>
          </table:table-cell>
          <table:table-cell office:value-type="string">
            <text:p>Fox tail lillies - strong vertical stems, very impressive</text:p>
          </table:table-cell>
          <table:table-cell table:number-columns-repeated="1022"/>
        </table:table-row>
        <table:table-row table:style-name="ro1">
          <table:table-cell office:value-type="string">
            <text:p>Erica carnea</text:p>
          </table:table-cell>
          <table:table-cell office:value-type="string">
            <text:p>Winter flowering heather, tolerant of chalk</text:p>
          </table:table-cell>
          <table:table-cell table:number-columns-repeated="1022"/>
        </table:table-row>
        <table:table-row table:style-name="ro1">
          <table:table-cell office:value-type="string">
            <text:p>Erigeron Azure Beauty</text:p>
          </table:table-cell>
          <table:table-cell office:value-type="string">
            <text:p>Succession of mauve daisy flowers from May to September</text:p>
          </table:table-cell>
          <table:table-cell table:number-columns-repeated="1022"/>
        </table:table-row>
        <table:table-row table:style-name="ro1">
          <table:table-cell office:value-type="string">
            <text:p>Erigeron Blue</text:p>
          </table:table-cell>
          <table:table-cell office:value-type="string">
            <text:p>Succession of mauve daisy flowers from May to September</text:p>
          </table:table-cell>
          <table:table-cell table:number-columns-repeated="1022"/>
        </table:table-row>
        <table:table-row table:style-name="ro1">
          <table:table-cell office:value-type="string">
            <text:p>Erigeron Blue</text:p>
          </table:table-cell>
          <table:table-cell office:value-type="string">
            <text:p>Perennial with numerous blue-mauve daisy flowers May to October</text:p>
          </table:table-cell>
          <table:table-cell table:number-columns-repeated="1022"/>
        </table:table-row>
        <table:table-row table:style-name="ro1">
          <table:table-cell office:value-type="string">
            <text:p>Erigeron glauca </text:p>
          </table:table-cell>
          <table:table-cell table:number-columns-repeated="1023"/>
        </table:table-row>
        <table:table-row table:style-name="ro1">
          <table:table-cell office:value-type="string">
            <text:p>Erigeron glaucus Wayne Roderick</text:p>
          </table:table-cell>
          <table:table-cell office:value-type="string">
            <text:p>Low growing with numerous blue-mauve daisy flowers</text:p>
          </table:table-cell>
          <table:table-cell table:number-columns-repeated="1022"/>
        </table:table-row>
        <table:table-row table:style-name="ro1">
          <table:table-cell office:value-type="string">
            <text:p>Erigeron karvinskianus</text:p>
          </table:table-cell>
          <table:table-cell office:value-type="string">
            <text:p>Mexican fleabane, tiny daisy flowers with feathery foliage</text:p>
          </table:table-cell>
          <table:table-cell table:number-columns-repeated="1022"/>
        </table:table-row>
        <table:table-row table:style-name="ro1">
          <table:table-cell office:value-type="string">
            <text:p>Eryngium Planum Blaukappe</text:p>
          </table:table-cell>
          <table:table-cell office:value-type="string">
            <text:p>Sea holly, spiky heads of blue thistle like flowers</text:p>
          </table:table-cell>
          <table:table-cell table:number-columns-repeated="1022"/>
        </table:table-row>
        <table:table-row table:style-name="ro1">
          <table:table-cell office:value-type="string">
            <text:p>Erysimum</text:p>
          </table:table-cell>
          <table:table-cell office:value-type="string">
            <text:p>Perennial wall flower with multi-tint flowers </text:p>
          </table:table-cell>
          <table:table-cell table:number-columns-repeated="1022"/>
        </table:table-row>
        <table:table-row table:style-name="ro1">
          <table:table-cell office:value-type="string">
            <text:p>Erysimum Apricot Twist</text:p>
          </table:table-cell>
          <table:table-cell office:value-type="string">
            <text:p>Perennial wall flower with orange flowers much of the yea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rysimum Bowles Mauve</text:p>
          </table:table-cell>
          <table:table-cell table:style-name="ce13" office:value-type="string">
            <text:p>Shrubby perennial with mauve flowers, long flowering perio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scallonia Pink Elle</text:p>
          </table:table-cell>
          <table:table-cell table:style-name="ce13" office:value-type="string">
            <text:p>Pink flowered evergreen for a shorter hedge</text:p>
          </table:table-cell>
          <table:table-cell table:number-columns-repeated="1022"/>
        </table:table-row>
        <table:table-row table:style-name="ro1">
          <table:table-cell office:value-type="string">
            <text:p>Escholschzia californica</text:p>
          </table:table-cell>
          <table:table-cell office:value-type="string">
            <text:p>Self seeding annuals, bright orange and yellow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schscholzia</text:p>
          </table:table-cell>
          <table:table-cell office:value-type="string">
            <text:p>Californian poppies, vivid orange and yellow flowers over ferny leaves</text:p>
          </table:table-cell>
          <table:table-cell table:number-columns-repeated="1022"/>
        </table:table-row>
        <table:table-row table:style-name="ro1">
          <table:table-cell office:value-type="string">
            <text:p>Euonymus <text:s/>alatus</text:p>
          </table:table-cell>
          <table:table-cell office:value-type="string">
            <text:p>Spindle bush; curious winged stems, vivid pink <text:s/>autumn tints</text:p>
          </table:table-cell>
          <table:table-cell table:number-columns-repeated="1022"/>
        </table:table-row>
        <table:table-row table:style-name="ro1">
          <table:table-cell office:value-type="string">
            <text:p>Euonymus <text:s/>alatus compactus</text:p>
          </table:table-cell>
          <table:table-cell table:style-name="ce14" office:value-type="string">
            <text:p>Spindle bush; curious winged stems, vivid pink <text:s/>autumn tints</text:p>
          </table:table-cell>
          <table:table-cell table:number-columns-repeated="1022"/>
        </table:table-row>
        <table:table-row table:style-name="ro1">
          <table:table-cell office:value-type="string">
            <text:p>Euonymus Emerald Gaiety</text:p>
          </table:table-cell>
          <table:table-cell office:value-type="string">
            <text:p>Low growing white and green ground cover shrub</text:p>
          </table:table-cell>
          <table:table-cell table:number-columns-repeated="1022"/>
        </table:table-row>
        <table:table-row table:style-name="ro1">
          <table:table-cell office:value-type="string">
            <text:p>Euonymus Europaeus</text:p>
          </table:table-cell>
          <table:table-cell office:value-type="string">
            <text:p>Hedgerow tree known as spindle with orange and pink fruits</text:p>
          </table:table-cell>
          <table:table-cell table:number-columns-repeated="1022"/>
        </table:table-row>
        <table:table-row table:style-name="ro1">
          <table:table-cell office:value-type="string">
            <text:p>Euonymus fortunei "Silver Queen"</text:p>
          </table:table-cell>
          <table:table-cell office:value-type="string">
            <text:p>Wall shrub, variegated white green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uonymus Red Cascade</text:p>
          </table:table-cell>
          <table:table-cell table:style-name="ce13" office:value-type="string">
            <text:p>Small tree with wonderful autumn tints and fruits, good on chalk</text:p>
          </table:table-cell>
          <table:table-cell table:number-columns-repeated="1022"/>
        </table:table-row>
        <table:table-row table:style-name="ro1">
          <table:table-cell office:value-type="string">
            <text:p>Euphorbia amygdaloides purpurea</text:p>
          </table:table-cell>
          <table:table-cell office:value-type="string">
            <text:p>Purple leafed spurge, evergreen perennial</text:p>
          </table:table-cell>
          <table:table-cell table:number-columns-repeated="1022"/>
        </table:table-row>
        <table:table-row table:style-name="ro1">
          <table:table-cell office:value-type="string">
            <text:p>Euphorbia ch. Portugese Velvet</text:p>
          </table:table-cell>
          <table:table-cell office:value-type="string">
            <text:p>Architectural and compact <text:s/>form of spurge</text:p>
          </table:table-cell>
          <table:table-cell table:number-columns-repeated="1022"/>
        </table:table-row>
        <table:table-row table:style-name="ro1">
          <table:table-cell office:value-type="string">
            <text:p>Euphorbia char. Blue Wonder</text:p>
          </table:table-cell>
          <table:table-cell table:style-name="ce14" office:value-type="string">
            <text:p>Spurge - striking architectural plant with red-tinged green <text:s/>flowers</text:p>
          </table:table-cell>
          <table:table-cell table:number-columns-repeated="1022"/>
        </table:table-row>
        <table:table-row table:style-name="ro1">
          <table:table-cell office:value-type="string">
            <text:p>Euphorbia char. Humpty Dumpty</text:p>
          </table:table-cell>
          <table:table-cell office:value-type="string">
            <text:p>Spurge - chunky architectural plant, lime green flowers </text:p>
          </table:table-cell>
          <table:table-cell table:number-columns-repeated="1022"/>
        </table:table-row>
        <table:table-row table:style-name="ro1">
          <table:table-cell office:value-type="string">
            <text:p>Euphorbia char.. wulf. Purple &amp; Gold</text:p>
          </table:table-cell>
          <table:table-cell table:style-name="ce14" office:value-type="string">
            <text:p>Spurge - leaves colour to mahogany in winter</text:p>
          </table:table-cell>
          <table:table-cell table:number-columns-repeated="1022"/>
        </table:table-row>
        <table:table-row table:style-name="ro1">
          <table:table-cell office:value-type="string">
            <text:p>Euphorbia Fens Ruby</text:p>
          </table:table-cell>
          <table:table-cell office:value-type="string">
            <text:p>Feathery leaves with warm tin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Euphorbia griffithii Fireglow</text:p>
          </table:table-cell>
          <table:table-cell table:style-name="ce13" office:value-type="string">
            <text:p>Spurge with upright stems bearing orange red bracts</text:p>
          </table:table-cell>
          <table:table-cell table:number-columns-repeated="1022"/>
        </table:table-row>
        <table:table-row table:style-name="ro1">
          <table:table-cell office:value-type="string">
            <text:p>Euphorbia martinii</text:p>
          </table:table-cell>
          <table:table-cell table:style-name="ce14" office:value-type="string">
            <text:p>Spurge - striking architectural plant with red-tinged green <text:s/>flowers</text:p>
          </table:table-cell>
          <table:table-cell table:number-columns-repeated="1022"/>
        </table:table-row>
        <table:table-row table:style-name="ro1">
          <table:table-cell office:value-type="string">
            <text:p>Euphorbia martinii</text:p>
          </table:table-cell>
          <table:table-cell office:value-type="string">
            <text:p>Spurge - striking architectural plant with red-tinged green <text:s/>flowers</text:p>
          </table:table-cell>
          <table:table-cell table:number-columns-repeated="1022"/>
        </table:table-row>
        <table:table-row table:style-name="ro1">
          <table:table-cell office:value-type="string">
            <text:p>Euphorbia myrsinites</text:p>
          </table:table-cell>
          <table:table-cell office:value-type="string">
            <text:p>Low euphorbia with glaucous leaves and lime green flowers</text:p>
          </table:table-cell>
          <table:table-cell table:number-columns-repeated="1022"/>
        </table:table-row>
        <table:table-row table:style-name="ro1">
          <table:table-cell office:value-type="string">
            <text:p>Euphorbia Portugese Velvet</text:p>
          </table:table-cell>
          <table:table-cell office:value-type="string">
            <text:p>Architectural form, bluey green leaves and bright green flowers</text:p>
          </table:table-cell>
          <table:table-cell table:number-columns-repeated="1022"/>
        </table:table-row>
        <table:table-row table:style-name="ro1">
          <table:table-cell office:value-type="string">
            <text:p>Euphorbia robbiae</text:p>
          </table:table-cell>
          <table:table-cell office:value-type="string">
            <text:p>Spurge, a reliable evergreen plant for shade</text:p>
          </table:table-cell>
          <table:table-cell table:number-columns-repeated="1022"/>
        </table:table-row>
        <table:table-row table:style-name="ro1">
          <table:table-cell office:value-type="string">
            <text:p>Fatshedera lizei</text:p>
          </table:table-cell>
          <table:table-cell office:value-type="string">
            <text:p>Glossy evergreen leaves, ivy like in shape, climbing</text:p>
          </table:table-cell>
          <table:table-cell table:number-columns-repeated="1022"/>
        </table:table-row>
        <table:table-row table:style-name="ro1">
          <table:table-cell office:value-type="string">
            <text:p>Fatsia japonica</text:p>
          </table:table-cell>
          <table:table-cell office:value-type="string">
            <text:p>Shiny-leafed evergreen for shad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estuca glauca Elijah Blue</text:p>
          </table:table-cell>
          <table:table-cell table:style-name="ce13" office:value-type="string">
            <text:p>Blue grass, low clumps</text:p>
          </table:table-cell>
          <table:table-cell table:number-columns-repeated="1022"/>
        </table:table-row>
        <table:table-row table:style-name="ro1">
          <table:table-cell office:value-type="string">
            <text:p>Fuchsia Alica Hoffman</text:p>
          </table:table-cell>
          <table:table-cell office:value-type="string">
            <text:p>Small, hardy shrub with red and white flowers late summer/autumn</text:p>
          </table:table-cell>
          <table:table-cell table:number-columns-repeated="1022"/>
        </table:table-row>
        <table:table-row table:style-name="ro1">
          <table:table-cell office:value-type="string">
            <text:p>Fuchsia Hawkshead</text:p>
          </table:table-cell>
          <table:table-cell office:value-type="string">
            <text:p>White summer flowering shrub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Fuchsia Mrs Poppl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Galanthus nivalis</text:p>
          </table:table-cell>
          <table:table-cell office:value-type="string">
            <text:p>Snowdrops, supplied in clumps</text:p>
          </table:table-cell>
          <table:table-cell table:number-columns-repeated="1022"/>
        </table:table-row>
        <table:table-row table:style-name="ro1">
          <table:table-cell office:value-type="string">
            <text:p>Garrya eliptica</text:p>
          </table:table-cell>
          <table:table-cell office:value-type="string">
            <text:p>Shrub to train on fence. <text:s/>Evergreen with hanging tassels</text:p>
          </table:table-cell>
          <table:table-cell table:number-columns-repeated="1022"/>
        </table:table-row>
        <table:table-row table:style-name="ro1">
          <table:table-cell office:value-type="string">
            <text:p>Gaura Karalee White</text:p>
          </table:table-cell>
          <table:table-cell office:value-type="string">
            <text:p>Nodding heads of white flowers late summer autumn</text:p>
          </table:table-cell>
          <table:table-cell table:number-columns-repeated="1022"/>
        </table:table-row>
        <table:table-row table:style-name="ro1">
          <table:table-cell office:value-type="string">
            <text:p>Gaura lindheimeri <text:s/>The Bride</text:p>
          </table:table-cell>
          <table:table-cell office:value-type="string">
            <text:p>White flowering late perennial</text:p>
          </table:table-cell>
          <table:table-cell table:number-columns-repeated="1022"/>
        </table:table-row>
        <table:table-row table:style-name="ro1">
          <table:table-cell office:value-type="string">
            <text:p>Gaura lindheimeri <text:s/>Whirling Butterflies</text:p>
          </table:table-cell>
          <table:table-cell office:value-type="string">
            <text:p>Late summer perennial with numerous white flowers</text:p>
          </table:table-cell>
          <table:table-cell table:number-columns-repeated="1022"/>
        </table:table-row>
        <table:table-row table:style-name="ro1">
          <table:table-cell office:value-type="string">
            <text:p>Gaura lindheimeri Flamingo Pink</text:p>
          </table:table-cell>
          <table:table-cell office:value-type="string">
            <text:p>Pink flowering late perennial</text:p>
          </table:table-cell>
          <table:table-cell table:number-columns-repeated="1022"/>
        </table:table-row>
        <table:table-row table:style-name="ro1">
          <table:table-cell office:value-type="string">
            <text:p>Geranium album</text:p>
          </table:table-cell>
          <table:table-cell office:value-type="string">
            <text:p>White flowered hardy geranium</text:p>
          </table:table-cell>
          <table:table-cell table:number-columns-repeated="1022"/>
        </table:table-row>
        <table:table-row table:style-name="ro1">
          <table:table-cell office:value-type="string">
            <text:p>Geranium Ann Folkard</text:p>
          </table:table-cell>
          <table:table-cell office:value-type="string">
            <text:p>Spreading hardy geranium; magenta flowers with dark centres</text:p>
          </table:table-cell>
          <table:table-cell table:number-columns-repeated="1022"/>
        </table:table-row>
        <table:table-row table:style-name="ro1">
          <table:table-cell office:value-type="string">
            <text:p>Geranium Brookside</text:p>
          </table:table-cell>
          <table:table-cell office:value-type="string">
            <text:p>Free flowering blue hardy geranium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eranium catabrigiensis Biokovo</text:p>
          </table:table-cell>
          <table:table-cell table:style-name="ce13" office:value-type="string">
            <text:p>Evergreen hardy geranium, white flowers, shade ground cov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eranium cinerium Ballerina</text:p>
          </table:table-cell>
          <table:table-cell table:style-name="ce13" office:value-type="string">
            <text:p>Low growing perennial with veined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cinerium Carol</text:p>
          </table:table-cell>
          <table:table-cell office:value-type="string">
            <text:p>Hardy geranium, bright pink flowers with dark veins</text:p>
          </table:table-cell>
          <table:table-cell table:number-columns-repeated="1022"/>
        </table:table-row>
        <table:table-row table:style-name="ro1">
          <table:table-cell office:value-type="string">
            <text:p>Geranium clarkei Kashmir White</text:p>
          </table:table-cell>
          <table:table-cell office:value-type="string">
            <text:p>Hardy geranium, white flowers in Ju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eranium Dilys</text:p>
          </table:table-cell>
          <table:table-cell office:value-type="string">
            <text:p>Low spreading perennial with deep magenta flowers late summer</text:p>
          </table:table-cell>
          <table:table-cell table:number-columns-repeated="1022"/>
        </table:table-row>
        <table:table-row table:style-name="ro1">
          <table:table-cell office:value-type="string">
            <text:p>Geranium Dusky Crug</text:p>
          </table:table-cell>
          <table:table-cell table:style-name="ce14" office:value-type="string">
            <text:p>Hardy geranium, reddish brown leaves, pale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Johnson’s Blue</text:p>
          </table:table-cell>
          <table:table-cell office:value-type="string">
            <text:p>Hardy geranium with blue flowers for many months</text:p>
          </table:table-cell>
          <table:table-cell table:number-columns-repeated="1022"/>
        </table:table-row>
        <table:table-row table:style-name="ro1">
          <table:table-cell office:value-type="string">
            <text:p>Geranium macro. Czakor</text:p>
          </table:table-cell>
          <table:table-cell office:value-type="string">
            <text:p>Light green aromatic leaves, magenta flowers, evergreen</text:p>
          </table:table-cell>
          <table:table-cell table:number-columns-repeated="1022"/>
        </table:table-row>
        <table:table-row table:style-name="ro1">
          <table:table-cell office:value-type="string">
            <text:p>Geranium macro. Czakor</text:p>
          </table:table-cell>
          <table:table-cell table:style-name="ce14" office:value-type="string">
            <text:p>No care needed - clumps can be divided in spring.</text:p>
          </table:table-cell>
          <table:table-cell table:number-columns-repeated="1022"/>
        </table:table-row>
        <table:table-row table:style-name="ro1">
          <table:table-cell office:value-type="string">
            <text:p>Geranium macro. Spessart</text:p>
          </table:table-cell>
          <table:table-cell office:value-type="string">
            <text:p>Hardy geranium, white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</text:p>
          </table:table-cell>
          <table:table-cell office:value-type="string">
            <text:p>Evergreen hardy geranium, pungent leaves and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 "Spessart"</text:p>
          </table:table-cell>
          <table:table-cell office:value-type="string">
            <text:p>Evergreen hardy geranium, excellent shade ground cover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 Bevan's variety</text:p>
          </table:table-cell>
          <table:table-cell table:style-name="ce14" office:value-type="string">
            <text:p>Hardy geranium with pungent leaves and bright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 Ingwersens variety</text:p>
          </table:table-cell>
          <table:table-cell table:style-name="ce14" office:value-type="string">
            <text:p>Hardy geranium, pungent leaves, pale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 White Ness</text:p>
          </table:table-cell>
          <table:table-cell office:value-type="string">
            <text:p>White flowered evergreen hardy geranium, excellent shade ground cover</text:p>
          </table:table-cell>
          <table:table-cell table:number-columns-repeated="1022"/>
        </table:table-row>
        <table:table-row table:style-name="ro1">
          <table:table-cell office:value-type="string">
            <text:p>Geranium macrorryzum Album</text:p>
          </table:table-cell>
          <table:table-cell table:style-name="ce14" office:value-type="string">
            <text:p>Evergreen hardy geranium with white flowers in May</text:p>
          </table:table-cell>
          <table:table-cell table:number-columns-repeated="1022"/>
        </table:table-row>
        <table:table-row table:style-name="ro1">
          <table:table-cell office:value-type="string">
            <text:p>Geranium phaeum</text:p>
          </table:table-cell>
          <table:table-cell table:style-name="ce14" office:value-type="string">
            <text:p>Hardy geranium for part shade with small dark purple flowers</text:p>
          </table:table-cell>
          <table:table-cell table:number-columns-repeated="1022"/>
        </table:table-row>
        <table:table-row table:style-name="ro1">
          <table:table-cell office:value-type="string">
            <text:p>Geranium psilostemon</text:p>
          </table:table-cell>
          <table:table-cell table:style-name="ce14" office:value-type="string">
            <text:p>Tall geranium with dark centred magenta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eranium Rozanne</text:p>
          </table:table-cell>
          <table:table-cell office:value-type="string">
            <text:p>Blue flowers with white centre circle, long flowering perio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eranium sang, striatum</text:p>
          </table:table-cell>
          <table:table-cell office:value-type="string">
            <text:p>Low growing with ferny leaves and pale veined flowers</text:p>
          </table:table-cell>
          <table:table-cell table:number-columns-repeated="1022"/>
        </table:table-row>
        <table:table-row table:style-name="ro1">
          <table:table-cell office:value-type="string">
            <text:p>Geranium sang. Album</text:p>
          </table:table-cell>
          <table:table-cell table:style-name="ce14" office:value-type="string">
            <text:p>Low growing, ferny foliage and delicate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Geranium sanguineum striatum</text:p>
          </table:table-cell>
          <table:table-cell table:style-name="ce13" office:value-type="string">
            <text:p>Low growing hardy geranium with feathery leaves and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x cantabrigiensis Biokovo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>
            <text:p>Geum Lady Stratheden</text:p>
          </table:table-cell>
          <table:table-cell office:value-type="string">
            <text:p>Perennial, orange yellow spring flowers</text:p>
          </table:table-cell>
          <table:table-cell table:number-columns-repeated="1022"/>
        </table:table-row>
        <table:table-row table:style-name="ro1">
          <table:table-cell office:value-type="string">
            <text:p>Griselina variegata</text:p>
          </table:table-cell>
          <table:table-cell office:value-type="string">
            <text:p>Evergreen shrub with rounded glossy leaves</text:p>
          </table:table-cell>
          <table:table-cell table:number-columns-repeated="1022"/>
        </table:table-row>
        <table:table-row table:style-name="ro1">
          <table:table-cell office:value-type="string">
            <text:p>Grisselinia litoralis</text:p>
          </table:table-cell>
          <table:table-cell office:value-type="string">
            <text:p>Variegated form of the above</text:p>
          </table:table-cell>
          <table:table-cell table:number-columns-repeated="1022"/>
        </table:table-row>
        <table:table-row table:style-name="ro1">
          <table:table-cell office:value-type="string">
            <text:p>Hebe albicans Red Edge</text:p>
          </table:table-cell>
          <table:table-cell office:value-type="string">
            <text:p>Small dense evergreen, red tinted leaves</text:p>
          </table:table-cell>
          <table:table-cell table:number-columns-repeated="1022"/>
        </table:table-row>
        <table:table-row table:style-name="ro1">
          <table:table-cell office:value-type="string">
            <text:p>Hedera helix variegata</text:p>
          </table:table-cell>
          <table:table-cell office:value-type="string">
            <text:p>Small leafed variegated ivy</text:p>
          </table:table-cell>
          <table:table-cell table:number-columns-repeated="1022"/>
        </table:table-row>
        <table:table-row table:style-name="ro1">
          <table:table-cell office:value-type="string">
            <text:p>Heleborus orientalis</text:p>
          </table:table-cell>
          <table:table-cell office:value-type="string">
            <text:p>Lenten Rose - flowers early in spring with pink and white flowers</text:p>
          </table:table-cell>
          <table:table-cell table:number-columns-repeated="1022"/>
        </table:table-row>
        <table:table-row table:style-name="ro1">
          <table:table-cell office:value-type="string">
            <text:p>Helenium </text:p>
          </table:table-cell>
          <table:table-cell office:value-type="string">
            <text:p>As above but wit h yellow flowers</text:p>
          </table:table-cell>
          <table:table-cell table:number-columns-repeated="1022"/>
        </table:table-row>
        <table:table-row table:style-name="ro1">
          <table:table-cell office:value-type="string">
            <text:p>Helenium Moorheim Beauty</text:p>
          </table:table-cell>
          <table:table-cell office:value-type="string">
            <text:p>Striking daisy flowers late summer, orange/brown</text:p>
          </table:table-cell>
          <table:table-cell table:number-columns-repeated="1022"/>
        </table:table-row>
        <table:table-row table:style-name="ro1">
          <table:table-cell office:value-type="string">
            <text:p>Helenium Sahin's Early Flowerer</text:p>
          </table:table-cell>
          <table:table-cell office:value-type="string">
            <text:p>Striking daisy flowers high summer, orange/yellow</text:p>
          </table:table-cell>
          <table:table-cell table:number-columns-repeated="1022"/>
        </table:table-row>
        <table:table-row table:style-name="ro1">
          <table:table-cell office:value-type="string">
            <text:p>Helianthemeum Ben More</text:p>
          </table:table-cell>
          <table:table-cell office:value-type="string">
            <text:p>Light green leaves and orange flowers, low grower</text:p>
          </table:table-cell>
          <table:table-cell table:number-columns-repeated="1022"/>
        </table:table-row>
        <table:table-row table:style-name="ro1">
          <table:table-cell office:value-type="string">
            <text:p>Helianthemeum The Bride</text:p>
          </table:table-cell>
          <table:table-cell office:value-type="string">
            <text:p>Rock rose with white flowers, yellow centres</text:p>
          </table:table-cell>
          <table:table-cell table:number-columns-repeated="1022"/>
        </table:table-row>
        <table:table-row table:style-name="ro1">
          <table:table-cell office:value-type="string">
            <text:p>Helianthemeum Wisley Pink</text:p>
          </table:table-cell>
          <table:table-cell table:style-name="ce14" office:value-type="string">
            <text:p>Variety with pink flowers</text:p>
          </table:table-cell>
          <table:table-cell table:number-columns-repeated="1022"/>
        </table:table-row>
        <table:table-row table:style-name="ro1">
          <table:table-cell office:value-type="string">
            <text:p>Helianthemum Fire Dragon</text:p>
          </table:table-cell>
          <table:table-cell office:value-type="string">
            <text:p>Red flowered rock rose, low growing</text:p>
          </table:table-cell>
          <table:table-cell table:number-columns-repeated="1022"/>
        </table:table-row>
        <table:table-row table:style-name="ro1">
          <table:table-cell office:value-type="string">
            <text:p>Helianthemum white</text:p>
          </table:table-cell>
          <table:table-cell office:value-type="string">
            <text:p>White rock rose</text:p>
          </table:table-cell>
          <table:table-cell table:number-columns-repeated="1022"/>
        </table:table-row>
        <table:table-row table:style-name="ro1">
          <table:table-cell office:value-type="string">
            <text:p>Helianthemum Wisley Primrose</text:p>
          </table:table-cell>
          <table:table-cell office:value-type="string">
            <text:p>Spreading low shrub with yellow flowers in May</text:p>
          </table:table-cell>
          <table:table-cell table:number-columns-repeated="1022"/>
        </table:table-row>
        <table:table-row table:style-name="ro1">
          <table:table-cell office:value-type="string">
            <text:p>Helianthemum Wisley Primrose</text:p>
          </table:table-cell>
          <table:table-cell office:value-type="string">
            <text:p>Low growing shrub with grey leaves and yellow flowers</text:p>
          </table:table-cell>
          <table:table-cell table:number-columns-repeated="1022"/>
        </table:table-row>
        <table:table-row table:style-name="ro1">
          <table:table-cell office:value-type="string">
            <text:p>Hellebore Harvington’s Speckled Pink</text:p>
          </table:table-cell>
          <table:table-cell office:value-type="string">
            <text:p>A select form with spotted pink flowers in spring</text:p>
          </table:table-cell>
          <table:table-cell table:number-columns-repeated="1022"/>
        </table:table-row>
        <table:table-row table:style-name="ro1">
          <table:table-cell office:value-type="string">
            <text:p>Helleborus argutifolius</text:p>
          </table:table-cell>
          <table:table-cell office:value-type="string">
            <text:p>Bold serrated leaves and round apple green flowers in spring</text:p>
          </table:table-cell>
          <table:table-cell table:number-columns-repeated="1022"/>
        </table:table-row>
        <table:table-row table:style-name="ro1">
          <table:table-cell office:value-type="string">
            <text:p>Helleborus foetidus</text:p>
          </table:table-cell>
          <table:table-cell office:value-type="string">
            <text:p>Green flowered hellebore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</text:p>
          </table:table-cell>
          <table:table-cell table:style-name="ce14" office:value-type="string">
            <text:p>Lenten rose, nodding pink and white flowers in spring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</text:p>
          </table:table-cell>
          <table:table-cell office:value-type="string">
            <text:p>Lenten rose, nodding pink and white flowers in spring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 Harv. Double Cream</text:p>
          </table:table-cell>
          <table:table-cell office:value-type="string">
            <text:p>Double cream flowered hellebore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 white</text:p>
          </table:table-cell>
          <table:table-cell office:value-type="string">
            <text:p>Spring flowering Lenten lily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 White Lady</text:p>
          </table:table-cell>
          <table:table-cell office:value-type="string">
            <text:p>White flowered hellebore, bold evergreen foliage</text:p>
          </table:table-cell>
          <table:table-cell table:number-columns-repeated="1022"/>
        </table:table-row>
        <table:table-row table:style-name="ro1">
          <table:table-cell office:value-type="string">
            <text:p>Hemerocallis Black Prince</text:p>
          </table:table-cell>
          <table:table-cell office:value-type="string">
            <text:p>Dark flowered day lily</text:p>
          </table:table-cell>
          <table:table-cell table:number-columns-repeated="1022"/>
        </table:table-row>
        <table:table-row table:style-name="ro1">
          <table:table-cell office:value-type="string">
            <text:p>Hemerocallis Stella d'oro</text:p>
          </table:table-cell>
          <table:table-cell office:value-type="string">
            <text:p>Orange-yellow flowers through high summer</text:p>
          </table:table-cell>
          <table:table-cell table:number-columns-repeated="1022"/>
        </table:table-row>
        <table:table-row table:style-name="ro1">
          <table:table-cell office:value-type="string">
            <text:p>Hemerocallis Summer Wine</text:p>
          </table:table-cell>
          <table:table-cell office:value-type="string">
            <text:p>Dark pink flowered day lily</text:p>
          </table:table-cell>
          <table:table-cell table:number-columns-repeated="1022"/>
        </table:table-row>
        <table:table-row table:style-name="ro1">
          <table:table-cell office:value-type="string">
            <text:p>Heuchera Greenfinch</text:p>
          </table:table-cell>
          <table:table-cell office:value-type="string">
            <text:p>Rosettes of leaves and green flower spikes</text:p>
          </table:table-cell>
          <table:table-cell table:number-columns-repeated="1022"/>
        </table:table-row>
        <table:table-row table:style-name="ro1">
          <table:table-cell office:value-type="string">
            <text:p>Heuchera Lime Marmalade</text:p>
          </table:table-cell>
          <table:table-cell office:value-type="string">
            <text:p>Rosettes of bright green leaves</text:p>
          </table:table-cell>
          <table:table-cell table:number-columns-repeated="1022"/>
        </table:table-row>
        <table:table-row table:style-name="ro1">
          <table:table-cell office:value-type="string">
            <text:p>Heuchera Palace Purple</text:p>
          </table:table-cell>
          <table:table-cell table:style-name="ce14" office:value-type="string">
            <text:p>Rosettes of purple leaves, heads of small pale flowers</text:p>
          </table:table-cell>
          <table:table-cell table:number-columns-repeated="1022"/>
        </table:table-row>
        <table:table-row table:style-name="ro1">
          <table:table-cell office:value-type="string">
            <text:p>Heuchera Palace Purple</text:p>
          </table:table-cell>
          <table:table-cell office:value-type="string">
            <text:p>rosettes of red-purple leaves</text:p>
          </table:table-cell>
          <table:table-cell table:number-columns-repeated="1022"/>
        </table:table-row>
        <table:table-row table:style-name="ro1">
          <table:table-cell office:value-type="string">
            <text:p>Heuchera Peach Flambe</text:p>
          </table:table-cell>
          <table:table-cell office:value-type="string">
            <text:p>Orange tinted rosettes of leaves</text:p>
          </table:table-cell>
          <table:table-cell table:number-columns-repeated="1022"/>
        </table:table-row>
        <table:table-row table:style-name="ro1">
          <table:table-cell office:value-type="string">
            <text:p>Heuchera Purple Petticoats</text:p>
          </table:table-cell>
          <table:table-cell office:value-type="string">
            <text:p>Rich purple rosettes of leaves</text:p>
          </table:table-cell>
          <table:table-cell table:number-columns-repeated="1022"/>
        </table:table-row>
        <table:table-row table:style-name="ro1">
          <table:table-cell office:value-type="string">
            <text:p>Heuchera Rachel </text:p>
          </table:table-cell>
          <table:table-cell office:value-type="string">
            <text:p>Pink leafed rosettes with stems of white flowers</text:p>
          </table:table-cell>
          <table:table-cell table:number-columns-repeated="1022"/>
        </table:table-row>
        <table:table-row table:style-name="ro1">
          <table:table-cell office:value-type="string">
            <text:p>Heuchera Ruby Bells</text:p>
          </table:table-cell>
          <table:table-cell office:value-type="string">
            <text:p>Pink flowers over rosettes of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ibiscus Red Heart</text:p>
          </table:table-cell>
          <table:table-cell table:style-name="ce13" office:value-type="string">
            <text:p>Free-flowering late summer shrub, open white flowers with dark red centr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ibiscus syr. Woodbridge</text:p>
          </table:table-cell>
          <table:table-cell table:style-name="ce13" office:value-type="string">
            <text:p>Late summer flowering shrub, white flowers with dark red centres</text:p>
          </table:table-cell>
          <table:table-cell table:number-columns-repeated="1022"/>
        </table:table-row>
        <table:table-row table:style-name="ro1">
          <table:table-cell office:value-type="string">
            <text:p>Hosta Hadspen Blue</text:p>
          </table:table-cell>
          <table:table-cell office:value-type="string">
            <text:p>Blue-green leafed form</text:p>
          </table:table-cell>
          <table:table-cell table:number-columns-repeated="1022"/>
        </table:table-row>
        <table:table-row table:style-name="ro1">
          <table:table-cell office:value-type="string">
            <text:p>Humulus lupulus Aureus</text:p>
          </table:table-cell>
          <table:table-cell office:value-type="string">
            <text:p>Golden hop, twining cli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Hyacintha non scripta</text:p>
          </table:table-cell>
          <table:table-cell table:style-name="ce15" office:value-type="string">
            <text:p>English bluebell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Hydrangea anomala petiolaris</text:p>
          </table:table-cell>
          <table:table-cell office:value-type="string">
            <text:p>Wall shrub, climbing hydrangea</text:p>
          </table:table-cell>
          <table:table-cell table:number-columns-repeated="1022"/>
        </table:table-row>
        <table:table-row table:style-name="ro1">
          <table:table-cell office:value-type="string">
            <text:p>Hydrangea arborescens Annabelle</text:p>
          </table:table-cell>
          <table:table-cell office:value-type="string">
            <text:p>Shrub with long heads of creamy flowers</text:p>
          </table:table-cell>
          <table:table-cell table:number-columns-repeated="1022"/>
        </table:table-row>
        <table:table-row table:style-name="ro1">
          <table:table-cell office:value-type="string">
            <text:p>Hydrangea paniculata Limelight</text:p>
          </table:table-cell>
          <table:table-cell office:value-type="string">
            <text:p>Flowering shrub, pale green flower heads turn white with age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Hydrangea paniculata Vanille Fraisse</text:p>
          </table:table-cell>
          <table:table-cell table:style-name="ce15" office:value-type="string">
            <text:p>Summer <text:s/>shrub with white flowers ageing to pink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ydrangea quercifolia</text:p>
          </table:table-cell>
          <table:table-cell table:style-name="ce13" office:value-type="string">
            <text:p>Oak leafed hydrangea, elegant foliage with autumn tints. <text:s/>Cream flowers</text:p>
          </table:table-cell>
          <table:table-cell table:number-columns-repeated="1022"/>
        </table:table-row>
        <table:table-row table:style-name="ro1">
          <table:table-cell office:value-type="string">
            <text:p>Hydrangea quercifolia Snow Flake</text:p>
          </table:table-cell>
          <table:table-cell office:value-type="string">
            <text:p>Shrub with good autumn tints and white heads of flowers</text:p>
          </table:table-cell>
          <table:table-cell table:style-name="ce17" table:number-columns-repeated="1021"/>
          <table:table-cell/>
        </table:table-row>
        <table:table-row table:style-name="ro1">
          <table:table-cell office:value-type="string">
            <text:p>hydrangea seemanii</text:p>
          </table:table-cell>
          <table:table-cell office:value-type="string">
            <text:p>Self clinging shrub with heads of white flowers</text:p>
          </table:table-cell>
          <table:table-cell table:style-name="ce17" table:number-columns-repeated="1021"/>
          <table:table-cell/>
        </table:table-row>
        <table:table-row table:style-name="ro1">
          <table:table-cell table:style-name="ce4" office:value-type="string">
            <text:p>Hydrangea semiola</text:p>
          </table:table-cell>
          <table:table-cell office:value-type="string">
            <text:p>Evergreen self clinging/climbing shrub with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ypericum calycinum</text:p>
          </table:table-cell>
          <table:table-cell table:style-name="ce13" office:value-type="string">
            <text:p>Low growing spreading ground cover with yellow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ypericum Hidcote</text:p>
          </table:table-cell>
          <table:table-cell table:style-name="ce13" office:value-type="string">
            <text:p>Compact yellow flowered shrub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beris sempervirens “Snowflake”</text:p>
          </table:table-cell>
          <table:table-cell table:style-name="ce13" office:value-type="string">
            <text:p>Perennial candytuft, dark green leaves and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lex crenata Glory Gem</text:p>
          </table:table-cell>
          <table:table-cell table:style-name="ce13" office:value-type="string">
            <text:p>Dense evergreen similar to box, good for topiary</text:p>
          </table:table-cell>
          <table:table-cell table:number-columns-repeated="1022"/>
        </table:table-row>
        <table:table-row table:style-name="ro1">
          <table:table-cell office:value-type="string">
            <text:p>Iris Bedtime Story</text:p>
          </table:table-cell>
          <table:table-cell office:value-type="string">
            <text:p>Blue flowered bearded iri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ris Bedtime Story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ris Bel Azur</text:p>
          </table:table-cell>
          <table:table-cell table:style-name="ce13" office:value-type="string">
            <text:p>Blue flowered perennial, blade-like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Iris foetidissima</text:p>
          </table:table-cell>
          <table:table-cell table:style-name="ce13" office:value-type="string">
            <text:p>Iris for shade, grown for orange autumn seed pods</text:p>
          </table:table-cell>
          <table:table-cell table:number-columns-repeated="1022"/>
        </table:table-row>
        <table:table-row table:style-name="ro1">
          <table:table-cell office:value-type="string">
            <text:p>Iris Maui moonlight</text:p>
          </table:table-cell>
          <table:table-cell office:value-type="string">
            <text:p>Low growing yellow iri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ris reticulata harmony</text:p>
          </table:table-cell>
          <table:table-cell office:value-type="string">
            <text:p>Miniature iris, early flower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ris sibirica Butter and Sugar</text:p>
          </table:table-cell>
          <table:table-cell office:value-type="string">
            <text:p>Yellow and white perennial clump forming iris</text:p>
          </table:table-cell>
          <table:table-cell table:number-columns-repeated="1022"/>
        </table:table-row>
        <table:table-row table:style-name="ro1">
          <table:table-cell office:value-type="string">
            <text:p>Itea ilicifolia</text:p>
          </table:table-cell>
          <table:table-cell office:value-type="string">
            <text:p>Wall shrub with glossy leaves, long green catkins</text:p>
          </table:table-cell>
          <table:table-cell table:number-columns-repeated="1022"/>
        </table:table-row>
        <table:table-row table:style-name="ro1">
          <table:table-cell office:value-type="string">
            <text:p>Jasminum nudiflorum</text:p>
          </table:table-cell>
          <table:table-cell office:value-type="string">
            <text:p>Winter jasmine, yellow flowers in wint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Juniper horizontalis</text:p>
          </table:table-cell>
          <table:table-cell table:style-name="ce13" office:value-type="string">
            <text:p>Prostrate ground cover conifer</text:p>
          </table:table-cell>
          <table:table-cell table:number-columns-repeated="1022"/>
        </table:table-row>
        <table:table-row table:style-name="ro1">
          <table:table-cell office:value-type="string">
            <text:p>Kniphophia Percy's Pride</text:p>
          </table:table-cell>
          <table:table-cell office:value-type="string">
            <text:p>Green spikes of flowers fading to cream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burnum voisii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>
            <text:p>Lathyrus latifolius White Pearl</text:p>
          </table:table-cell>
          <table:table-cell table:style-name="ce13" office:value-type="string">
            <text:p>Perennial sweet pea, free flowering white but with no fragrance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Lavandula</text:p>
          </table:table-cell>
          <table:table-cell office:value-type="string">
            <text:p>Lavender</text:p>
          </table:table-cell>
          <table:table-cell table:number-columns-repeated="1022"/>
        </table:table-row>
        <table:table-row table:style-name="ro1">
          <table:table-cell office:value-type="string">
            <text:p>Lavandula <text:s/>Hidcote Pink</text:p>
          </table:table-cell>
          <table:table-cell office:value-type="string">
            <text:p>Pink flowered form of lavend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Lavandula Alba</text:p>
          </table:table-cell>
          <table:table-cell office:value-type="string">
            <text:p>English lavender, spreading and fragrant</text:p>
          </table:table-cell>
          <table:table-cell table:number-columns-repeated="1022"/>
        </table:table-row>
        <table:table-row table:style-name="ro1">
          <table:table-cell office:value-type="string">
            <text:p>Lavandula ang Richard Grey</text:p>
          </table:table-cell>
          <table:table-cell table:style-name="ce14" office:value-type="string">
            <text:p>Lavender with silver leaves and medium blu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ndula ang. Ashdown Forest</text:p>
          </table:table-cell>
          <table:table-cell table:style-name="ce13" office:value-type="string">
            <text:p>Large mid bluey mauve flowers, earlier than som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ndula ang. Ashdwon Forest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>
            <text:p>Lavandula ang. Hidcote</text:p>
          </table:table-cell>
          <table:table-cell office:value-type="string">
            <text:p>Compact blue- flowered form of this aromatic shrub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Lavandula ang. Nana Alba</text:p>
          </table:table-cell>
          <table:table-cell office:value-type="string">
            <text:p>Dwarf white flowered form of this aromatic shrub</text:p>
          </table:table-cell>
          <table:table-cell table:number-columns-repeated="1022"/>
        </table:table-row>
        <table:table-row table:style-name="ro1">
          <table:table-cell office:value-type="string">
            <text:p>Lavandula angustifolia </text:p>
          </table:table-cell>
          <table:table-cell office:value-type="string">
            <text:p>Larger form of lavender, fragrant summer flowers</text:p>
          </table:table-cell>
          <table:table-cell table:number-columns-repeated="1022"/>
        </table:table-row>
        <table:table-row table:style-name="ro1">
          <table:table-cell office:value-type="string">
            <text:p>Lavandula angustifolia Loddon Pink</text:p>
          </table:table-cell>
          <table:table-cell table:style-name="ce14" office:value-type="string">
            <text:p>Compact green leafed lavender, blu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ndula Edelweiss</text:p>
          </table:table-cell>
          <table:table-cell table:style-name="ce13" office:value-type="string">
            <text:p>White flowered form of this popular fragrant shrub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ndula Grosso</text:p>
          </table:table-cell>
          <table:table-cell table:style-name="ce13" office:value-type="string">
            <text:p>Purple flowered and fragrant, more tolerant of winter wet than som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ndula Hidcote</text:p>
          </table:table-cell>
          <table:table-cell table:style-name="ce13" office:value-type="string">
            <text:p>Compact purple flowered fragrant shrub</text:p>
          </table:table-cell>
          <table:table-cell table:number-columns-repeated="1022"/>
        </table:table-row>
        <table:table-row table:style-name="ro1">
          <table:table-cell office:value-type="string">
            <text:p>Lavandula Hidcote Pink</text:p>
          </table:table-cell>
          <table:table-cell table:style-name="ce14" office:value-type="string">
            <text:p>Silver leaves, pale pink flowers</text:p>
          </table:table-cell>
          <table:table-cell table:number-columns-repeated="1022"/>
        </table:table-row>
        <table:table-row table:style-name="ro1">
          <table:table-cell office:value-type="string">
            <text:p>Lavandula Munstead</text:p>
          </table:table-cell>
          <table:table-cell office:value-type="string">
            <text:p>Compact purple flowered lavender</text:p>
          </table:table-cell>
          <table:table-cell table:number-columns-repeated="1022"/>
        </table:table-row>
        <table:table-row table:style-name="ro1">
          <table:table-cell office:value-type="string">
            <text:p>Lavandula nana alba</text:p>
          </table:table-cell>
          <table:table-cell office:value-type="string">
            <text:p>Dwarf lavender with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tera Barnsely Baby</text:p>
          </table:table-cell>
          <table:table-cell office:value-type="string">
            <text:p>Summer flowering shrub with pale pink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vatera Barnsley</text:p>
          </table:table-cell>
          <table:table-cell office:value-type="string">
            <text:p>Summer flowering shrub with pale pink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eucanthemum Silver Princess</text:p>
          </table:table-cell>
          <table:table-cell office:value-type="string">
            <text:p>Upright white daisy perennial</text:p>
          </table:table-cell>
          <table:table-cell table:number-columns-repeated="1022"/>
        </table:table-row>
        <table:table-row table:style-name="ro1">
          <table:table-cell office:value-type="string">
            <text:p>Leucojum aestivum</text:p>
          </table:table-cell>
          <table:table-cell office:value-type="string">
            <text:p>“Snowflake”, a tall bulb with white spring flowers</text:p>
          </table:table-cell>
          <table:table-cell table:number-columns-repeated="1022"/>
        </table:table-row>
        <table:table-row table:style-name="ro1">
          <table:table-cell office:value-type="string">
            <text:p>Leymus arunarius</text:p>
          </table:table-cell>
          <table:table-cell office:value-type="string">
            <text:p>Grass with steely blue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igustrum ovalifolium</text:p>
          </table:table-cell>
          <table:table-cell office:value-type="string">
            <text:p>Privet, reliable hedging pla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iquidamber styracifolia Slender Silhpouette</text:p>
          </table:table-cell>
          <table:table-cell table:style-name="ce13" office:value-type="string">
            <text:p>Slender form of tree with wonderful autumn colou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iriope muscari</text:p>
          </table:table-cell>
          <table:table-cell table:style-name="ce13" office:value-type="string">
            <text:p>Mauve flowers over green grass-like foliag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onicera etrusca superba</text:p>
          </table:table-cell>
          <table:table-cell table:number-columns-repeated="1023"/>
        </table:table-row>
        <table:table-row table:style-name="ro1">
          <table:table-cell office:value-type="string">
            <text:p>Lonicera heckrottii Gold Flame</text:p>
          </table:table-cell>
          <table:table-cell office:value-type="string">
            <text:p>Yellow honeysuckle flowers flushed purple, fragrant</text:p>
          </table:table-cell>
          <table:table-cell table:number-columns-repeated="1022"/>
        </table:table-row>
        <table:table-row table:style-name="ro1">
          <table:table-cell office:value-type="string">
            <text:p>Lonicera henryi</text:p>
          </table:table-cell>
          <table:table-cell office:value-type="string">
            <text:p>Fragrant evergreen honeysuckle</text:p>
          </table:table-cell>
          <table:table-cell table:number-columns-repeated="1022"/>
        </table:table-row>
        <table:table-row table:style-name="ro1">
          <table:table-cell office:value-type="string">
            <text:p>Lonicera japonica Halliana</text:p>
          </table:table-cell>
          <table:table-cell office:value-type="string">
            <text:p>Evergreen honeysuckle with fragrant pale yellow flowers</text:p>
          </table:table-cell>
          <table:table-cell table:number-columns-repeated="1022"/>
        </table:table-row>
        <table:table-row table:style-name="ro1">
          <table:table-cell office:value-type="string">
            <text:p>Lonicera periclymemum Belgica</text:p>
          </table:table-cell>
          <table:table-cell office:value-type="string">
            <text:p>Very fragrant pink/yellow flowered honeysuckle</text:p>
          </table:table-cell>
          <table:table-cell table:number-columns-repeated="1022"/>
        </table:table-row>
        <table:table-row table:style-name="ro1">
          <table:table-cell office:value-type="string">
            <text:p>Lonicera periclymemum Belgica</text:p>
          </table:table-cell>
          <table:table-cell table:style-name="ce14" office:value-type="string">
            <text:p>Twine in new stems but cut out old growth in spring if plant exceeds allotted space</text:p>
          </table:table-cell>
          <table:table-cell table:number-columns-repeated="1022"/>
        </table:table-row>
        <table:table-row table:style-name="ro1">
          <table:table-cell office:value-type="string">
            <text:p>Lunaria rediviva</text:p>
          </table:table-cell>
          <table:table-cell table:style-name="ce14" office:value-type="string">
            <text:p>White flowered form of Honesty with its disc-like seed pods</text:p>
          </table:table-cell>
          <table:table-cell table:number-columns-repeated="1022"/>
        </table:table-row>
        <table:table-row table:style-name="ro1">
          <table:table-cell office:value-type="string">
            <text:p>Lupinus </text:p>
          </table:table-cell>
          <table:table-cell table:number-columns-repeated="1023"/>
        </table:table-row>
        <table:table-row table:style-name="ro1">
          <table:table-cell office:value-type="string">
            <text:p>Luzula sylvatica marginata</text:p>
          </table:table-cell>
          <table:table-cell office:value-type="string">
            <text:p>Wood-rush with cream edged leaves</text:p>
          </table:table-cell>
          <table:table-cell table:number-columns-repeated="1022"/>
        </table:table-row>
        <table:table-row table:style-name="ro1">
          <table:table-cell office:value-type="string">
            <text:p>Lychnis coronaria</text:p>
          </table:table-cell>
          <table:table-cell office:value-type="string">
            <text:p>Silver leafed biennial with bright white flowers</text:p>
          </table:table-cell>
          <table:table-cell table:number-columns-repeated="1022"/>
        </table:table-row>
        <table:table-row table:style-name="ro1">
          <table:table-cell office:value-type="string">
            <text:p>Lysimachia ciliata Firecracker</text:p>
          </table:table-cell>
          <table:table-cell office:value-type="string">
            <text:p>Purple leafed perennial with small yellow flowers</text:p>
          </table:table-cell>
          <table:table-cell table:number-columns-repeated="1022"/>
        </table:table-row>
        <table:table-row table:style-name="ro1">
          <table:table-cell office:value-type="string">
            <text:p>Magnolia stellata</text:p>
          </table:table-cell>
          <table:table-cell office:value-type="string">
            <text:p>Spring flowering tree, white bloom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honia Apollo</text:p>
          </table:table-cell>
          <table:table-cell table:style-name="ce13" office:value-type="string">
            <text:p>Prickly evergreen with fragrant yellow flowers and spreading habi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honia x med. Charity</text:p>
          </table:table-cell>
          <table:table-cell office:value-type="string">
            <text:p>Fragrant yellow spring flowers, prickly leaves</text:p>
          </table:table-cell>
          <table:table-cell table:number-columns-repeated="1022"/>
        </table:table-row>
        <table:table-row table:style-name="ro1">
          <table:table-cell office:value-type="string">
            <text:p>Malus Amberina</text:p>
          </table:table-cell>
          <table:table-cell office:value-type="string">
            <text:p>Crab apple with upright form</text:p>
          </table:table-cell>
          <table:table-cell table:number-columns-repeated="1022"/>
        </table:table-row>
        <table:table-row table:style-name="ro1">
          <table:table-cell office:value-type="string">
            <text:p>Malus Candymint</text:p>
          </table:table-cell>
          <table:table-cell table:style-name="ce14" office:value-type="string">
            <text:p>Crab apple with pink flowers and purple/bronze leaves</text:p>
          </table:table-cell>
          <table:table-cell table:number-columns-repeated="1022"/>
        </table:table-row>
        <table:table-row table:style-name="ro1">
          <table:table-cell office:value-type="string">
            <text:p>Malus Evereste</text:p>
          </table:table-cell>
          <table:table-cell office:value-type="string">
            <text:p>Decorative crab apple with yellow and red autumn fruits</text:p>
          </table:table-cell>
          <table:table-cell table:number-columns-repeated="1022"/>
        </table:table-row>
        <table:table-row table:style-name="ro1">
          <table:table-cell office:value-type="string">
            <text:p>Malus Gold Gem</text:p>
          </table:table-cell>
          <table:table-cell office:value-type="string">
            <text:p>Small crab apple tree with yellow frui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lus Royalty</text:p>
          </table:table-cell>
          <table:table-cell table:style-name="ce13" office:value-type="string">
            <text:p>Crab apple with purple leaves and pink flowers</text:p>
          </table:table-cell>
          <table:table-cell table:number-columns-repeated="1022"/>
        </table:table-row>
        <table:table-row table:style-name="ro1">
          <table:table-cell office:value-type="string">
            <text:p>Malus Torringo</text:p>
          </table:table-cell>
          <table:table-cell office:value-type="string">
            <text:p>Small-leafed tree with tiny yellow frui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lus trilobata Guardsman</text:p>
          </table:table-cell>
          <table:table-cell office:value-type="string">
            <text:p>Small tree with upright habit and red autumn colou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arigold</text:p>
          </table:table-cell>
          <table:table-cell office:value-type="string">
            <text:p>Pot marigold, yellow shad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elianthus major</text:p>
          </table:table-cell>
          <table:table-cell table:style-name="ce13" office:value-type="string">
            <text:p>For a baked position, elegant spreading foliage pla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entha vulgaris</text:p>
          </table:table-cell>
          <table:table-cell table:style-name="ce13" office:value-type="string">
            <text:p>Mint, culinary herb</text:p>
          </table:table-cell>
          <table:table-cell table:number-columns-repeated="1022"/>
        </table:table-row>
        <table:table-row table:style-name="ro1">
          <table:table-cell office:value-type="string">
            <text:p>Miscanthus sinensis Yakushima Dwarf</text:p>
          </table:table-cell>
          <table:table-cell office:value-type="string">
            <text:p>Grass with silver plumes</text:p>
          </table:table-cell>
          <table:table-cell table:number-columns-repeated="1022"/>
        </table:table-row>
        <table:table-row table:style-name="ro1">
          <table:table-cell office:value-type="string">
            <text:p>Miscanthus Yakushima Dwarf</text:p>
          </table:table-cell>
          <table:table-cell table:style-name="ce14" office:value-type="string">
            <text:p>Graceful ornamental grass, 80 cms tall</text:p>
          </table:table-cell>
          <table:table-cell table:number-columns-repeated="1022"/>
        </table:table-row>
        <table:table-row table:style-name="ro1">
          <table:table-cell office:value-type="string">
            <text:p>Molinia caerulea variegata</text:p>
          </table:table-cell>
          <table:table-cell office:value-type="string">
            <text:p>Grass with cream striped leaves</text:p>
          </table:table-cell>
          <table:table-cell table:number-columns-repeated="1022"/>
        </table:table-row>
        <table:table-row table:style-name="ro1">
          <table:table-cell office:value-type="string">
            <text:p>Molinia caerulea variegata</text:p>
          </table:table-cell>
          <table:table-cell table:style-name="ce14" office:value-type="string">
            <text:p>Purpley plumes above fine leaves</text:p>
          </table:table-cell>
          <table:table-cell table:number-columns-repeated="1022"/>
        </table:table-row>
        <table:table-row table:style-name="ro1">
          <table:table-cell office:value-type="string">
            <text:p>Muscari armeniacum</text:p>
          </table:table-cell>
          <table:table-cell office:value-type="string">
            <text:p>Grape hyacinth</text:p>
          </table:table-cell>
          <table:table-cell table:number-columns-repeated="1022"/>
        </table:table-row>
        <table:table-row table:style-name="ro1">
          <table:table-cell office:value-type="string">
            <text:p>Narcissi Actaea</text:p>
          </table:table-cell>
          <table:table-cell office:value-type="string">
            <text:p>Pure white petals with a small red rimmed yellow tumpe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arcissi February Gold</text:p>
          </table:table-cell>
          <table:table-cell office:value-type="string">
            <text:p>Small yellow narcissi, good for naturalizing in gras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arcissi Jack Snipe</text:p>
          </table:table-cell>
          <table:table-cell office:value-type="string">
            <text:p>Small narcissi with white and yellow flowers</text:p>
          </table:table-cell>
          <table:table-cell table:number-columns-repeated="1022"/>
        </table:table-row>
        <table:table-row table:style-name="ro1">
          <table:table-cell office:value-type="string">
            <text:p>Narcissi Jenny</text:p>
          </table:table-cell>
          <table:table-cell office:value-type="string">
            <text:p>Creamy white flowered spring bulbs</text:p>
          </table:table-cell>
          <table:table-cell table:number-columns-repeated="1022"/>
        </table:table-row>
        <table:table-row table:style-name="ro1">
          <table:table-cell office:value-type="string">
            <text:p>Narcissi Jetfire</text:p>
          </table:table-cell>
          <table:table-cell office:value-type="string">
            <text:p>Early narcissi with yellow petals and orange trumpets</text:p>
          </table:table-cell>
          <table:table-cell table:number-columns-repeated="1022"/>
        </table:table-row>
        <table:table-row table:style-name="ro1">
          <table:table-cell office:value-type="string">
            <text:p>Narcissi Little Witch</text:p>
          </table:table-cell>
          <table:table-cell table:style-name="ce14" office:value-type="string">
            <text:p>Remove dead leaves in June/July</text:p>
          </table:table-cell>
          <table:table-cell table:number-columns-repeated="1022"/>
        </table:table-row>
        <table:table-row table:style-name="ro1">
          <table:table-cell office:value-type="string">
            <text:p>Narcissi Little Witch</text:p>
          </table:table-cell>
          <table:table-cell office:value-type="string">
            <text:p>Dwarf narcissi</text:p>
          </table:table-cell>
          <table:table-cell table:number-columns-repeated="1022"/>
        </table:table-row>
        <table:table-row table:style-name="ro1">
          <table:table-cell office:value-type="string">
            <text:p>Narcissus pseudonarcissus</text:p>
          </table:table-cell>
          <table:table-cell office:value-type="string">
            <text:p>Wild daffodil, March flower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asturtium </text:p>
          </table:table-cell>
          <table:table-cell table:style-name="ce13" office:value-type="string">
            <text:p>Edible orange yellow flowers and rounded peppery leaves 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epeta faasenii Junior Walker</text:p>
          </table:table-cell>
          <table:table-cell office:value-type="string">
            <text:p>Dwarf form of catmint, blue flower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epeta Little Titch</text:p>
          </table:table-cell>
          <table:table-cell office:value-type="string">
            <text:p>Small form of cat mi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epeta mussinii</text:p>
          </table:table-cell>
          <table:table-cell table:style-name="ce13" office:value-type="string">
            <text:p>Catmint with mauve blue flowers</text:p>
          </table:table-cell>
          <table:table-cell table:number-columns-repeated="1022"/>
        </table:table-row>
        <table:table-row table:style-name="ro1">
          <table:table-cell office:value-type="string">
            <text:p>Nepeta tuberosa </text:p>
          </table:table-cell>
          <table:table-cell office:value-type="string">
            <text:p>Fat upright spikes of mauve flowers</text:p>
          </table:table-cell>
          <table:table-cell table:number-columns-repeated="1022"/>
        </table:table-row>
        <table:table-row table:style-name="ro1">
          <table:table-cell office:value-type="string">
            <text:p>Ophiopogon <text:s/>nigrescens</text:p>
          </table:table-cell>
          <table:table-cell office:value-type="string">
            <text:p>Black grass-like plant</text:p>
          </table:table-cell>
          <table:table-cell table:number-columns-repeated="1022"/>
        </table:table-row>
        <table:table-row table:style-name="ro1">
          <table:table-cell office:value-type="string">
            <text:p>Oreganum Golden Green</text:p>
          </table:table-cell>
          <table:table-cell office:value-type="string">
            <text:p>Culinary herb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smanthus delavayii</text:p>
          </table:table-cell>
          <table:table-cell office:value-type="string">
            <text:p>Dark leafed evergreen with tubular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smanthus het Goshiki</text:p>
          </table:table-cell>
          <table:table-cell office:value-type="string">
            <text:p>Evergreen shrub with mottled holly type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smanthus het Purpureus</text:p>
          </table:table-cell>
          <table:table-cell office:value-type="string">
            <text:p>Evergreen shrub with purple tinge to new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smanthus heterophyllus</text:p>
          </table:table-cell>
          <table:table-cell office:value-type="string">
            <text:p>slow growing holly-like shrub, good for hedg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smanthus x burkwoodii</text:p>
          </table:table-cell>
          <table:table-cell table:style-name="ce13" office:value-type="string">
            <text:p>Dense small-leafed evergreen, fragrant white flowers, responds to clipp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steospermum barbara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Pachysandra terminalis</text:p>
          </table:table-cell>
          <table:table-cell office:value-type="string">
            <text:p>Ground cover</text:p>
          </table:table-cell>
          <table:table-cell table:number-columns-repeated="1022"/>
        </table:table-row>
        <table:table-row table:style-name="ro1">
          <table:table-cell office:value-type="string">
            <text:p>Paeony Duchesse de Nemours</text:p>
          </table:table-cell>
          <table:table-cell office:value-type="string">
            <text:p>Herbaceous paeony with white, double fragrant flowers</text:p>
          </table:table-cell>
          <table:table-cell table:number-columns-repeated="1021" table:style-name="ce18" office:value-type="string">
            <text:p>Pennisetum orientale</text:p>
          </table:table-cell>
          <table:table-cell/>
        </table:table-row>
        <table:table-row table:style-name="ro1">
          <table:table-cell office:value-type="string">
            <text:p>Paeony Festiva maxima</text:p>
          </table:table-cell>
          <table:table-cell office:value-type="string">
            <text:p>Big white flowers with a purple blotch</text:p>
          </table:table-cell>
          <table:table-cell table:number-columns-repeated="1022"/>
        </table:table-row>
        <table:table-row table:style-name="ro1">
          <table:table-cell office:value-type="string">
            <text:p>Papaver orientali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rthenocissus Veitchii</text:p>
          </table:table-cell>
          <table:table-cell table:style-name="ce13" office:value-type="string">
            <text:p>Slef clinging climber with shiny leaves and wonderful autumn colour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Pennisetum orientale</text:p>
          </table:table-cell>
          <table:table-cell table:style-name="ce16" office:value-type="string">
            <text:p>Ornamental grass with feathery pinkish head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Pennisetum orientale Karly Rose</text:p>
          </table:table-cell>
          <table:table-cell table:style-name="ce16" office:value-type="string">
            <text:p>Ornamental grass with feathery pinkish heads</text:p>
          </table:table-cell>
          <table:table-cell table:number-columns-repeated="1022"/>
        </table:table-row>
        <table:table-row table:style-name="ro1">
          <table:table-cell office:value-type="string">
            <text:p>Penstemon barbatus Iron Maiden</text:p>
          </table:table-cell>
          <table:table-cell office:value-type="string">
            <text:p>Spikes of pendulous orange-scarlet flowers</text:p>
          </table:table-cell>
          <table:table-cell table:number-columns-repeated="1022"/>
        </table:table-row>
        <table:table-row table:style-name="ro1">
          <table:table-cell office:value-type="string">
            <text:p>Penstemon Garnet</text:p>
          </table:table-cell>
          <table:table-cell office:value-type="string">
            <text:p>Shrubby perennial with tubular dark pink flowers</text:p>
          </table:table-cell>
          <table:table-cell table:number-columns-repeated="1022"/>
        </table:table-row>
        <table:table-row table:style-name="ro1">
          <table:table-cell office:value-type="string">
            <text:p>Penstemon heterophylus Heavenly Blue</text:p>
          </table:table-cell>
          <table:table-cell office:value-type="string">
            <text:p>Blue flowered shrubby perenni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nstemon Purple Bedder</text:p>
          </table:table-cell>
          <table:table-cell table:style-name="ce13" office:value-type="string">
            <text:p>Shrubby perennial with upright stems of purple tubular flowers</text:p>
          </table:table-cell>
          <table:table-cell table:number-columns-repeated="1022"/>
        </table:table-row>
        <table:table-row table:style-name="ro1">
          <table:table-cell office:value-type="string">
            <text:p>Penstemon Raven</text:p>
          </table:table-cell>
          <table:table-cell office:value-type="string">
            <text:p>Dark purple red flowers on upright stems</text:p>
          </table:table-cell>
          <table:table-cell table:number-columns-repeated="1022"/>
        </table:table-row>
        <table:table-row table:style-name="ro1">
          <table:table-cell office:value-type="string">
            <text:p>Penstemon Rubicon</text:p>
          </table:table-cell>
          <table:table-cell office:value-type="string">
            <text:p>Red flowered sub-shrub with long flowering period</text:p>
          </table:table-cell>
          <table:table-cell table:number-columns-repeated="1022"/>
        </table:table-row>
        <table:table-row table:style-name="ro1">
          <table:table-cell office:value-type="string">
            <text:p>Penstemon Rubicon</text:p>
          </table:table-cell>
          <table:table-cell table:style-name="ce14" office:value-type="string">
            <text:p>Red flowered sub-shrub with long flowering period</text:p>
          </table:table-cell>
          <table:table-cell table:number-columns-repeated="1022"/>
        </table:table-row>
        <table:table-row table:style-name="ro1">
          <table:table-cell office:value-type="string">
            <text:p>Penstemon Snowstorm</text:p>
          </table:table-cell>
          <table:table-cell office:value-type="string">
            <text:p>Perennial with heads of white tubular flowers in summer</text:p>
          </table:table-cell>
          <table:table-cell table:number-columns-repeated="1022"/>
        </table:table-row>
        <table:table-row table:style-name="ro1">
          <table:table-cell office:value-type="string">
            <text:p>Penstemon Sour Grapes</text:p>
          </table:table-cell>
          <table:table-cell office:value-type="string">
            <text:p>Long-flowering sub-shrub with blue and lilac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nstemon True Blue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>
            <text:p>Peony Nymph</text:p>
          </table:table-cell>
          <table:table-cell table:style-name="ce13" office:value-type="string">
            <text:p>Pale pink single flowers with lots of golden stamen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rovskia atriplicifolia Blue Spire</text:p>
          </table:table-cell>
          <table:table-cell table:style-name="ce13" office:value-type="string">
            <text:p>Russian sage, grey leaves and blue flowers late summ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rovskia atriplicifolia Little Spire</text:p>
          </table:table-cell>
          <table:table-cell table:style-name="ce13" office:value-type="string">
            <text:p>A more compact form of this summer blue flowered shrub</text:p>
          </table:table-cell>
          <table:table-cell table:number-columns-repeated="1022"/>
        </table:table-row>
        <table:table-row table:style-name="ro1">
          <table:table-cell office:value-type="string">
            <text:p>Persicaria</text:p>
          </table:table-cell>
          <table:table-cell office:value-type="string">
            <text:p>Spreading ground cover with vertical spikes of pink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rsicaria affinis Darjeeling Red</text:p>
          </table:table-cell>
          <table:table-cell table:style-name="ce13" office:value-type="string">
            <text:p>Low growing perennial with spikes of dark red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ersicaria affinis Darjeeling Red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>
            <text:p>Philadelphus Beauclerk</text:p>
          </table:table-cell>
          <table:table-cell office:value-type="string">
            <text:p>Large shrub with richly scented flowers, mauve centres</text:p>
          </table:table-cell>
          <table:table-cell table:number-columns-repeated="1022"/>
        </table:table-row>
        <table:table-row table:style-name="ro1">
          <table:table-cell office:value-type="string">
            <text:p>Philadelphus manteau d'hermine</text:p>
          </table:table-cell>
          <table:table-cell office:value-type="string">
            <text:p>Smaller form of this highly fragrant deciduous shrub</text:p>
          </table:table-cell>
          <table:table-cell table:number-columns-repeated="1022"/>
        </table:table-row>
        <table:table-row table:style-name="ro1">
          <table:table-cell office:value-type="string">
            <text:p>Phlomis Italica</text:p>
          </table:table-cell>
          <table:table-cell office:value-type="string">
            <text:p>soft silver leafed shrub with pale pink flowers</text:p>
          </table:table-cell>
          <table:table-cell table:number-columns-repeated="1022"/>
        </table:table-row>
        <table:table-row table:style-name="ro1">
          <table:table-cell office:value-type="string">
            <text:p>Phlomis russeliana</text:p>
          </table:table-cell>
          <table:table-cell office:value-type="string">
            <text:p>Large hairy leaves and upright stems bearing whorls of yellow flowers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hlox paniculata David</text:p>
          </table:table-cell>
          <table:table-cell table:style-name="ce13" office:value-type="string">
            <text:p>White fragrant flowers in late summer</text:p>
          </table:table-cell>
          <table:table-cell table:number-columns-repeated="1022"/>
        </table:table-row>
        <table:table-row table:style-name="ro1">
          <table:table-cell office:value-type="string">
            <text:p>Phormium Bronze Baby</text:p>
          </table:table-cell>
          <table:table-cell office:value-type="string">
            <text:p>Fountain of striking red leaves</text:p>
          </table:table-cell>
          <table:table-cell table:number-columns-repeated="1022"/>
        </table:table-row>
        <table:table-row table:style-name="ro1">
          <table:table-cell office:value-type="string">
            <text:p>Phormium Rainbow Maiden</text:p>
          </table:table-cell>
          <table:table-cell office:value-type="string">
            <text:p>Dark upright leaves edged with pink</text:p>
          </table:table-cell>
          <table:table-cell table:number-columns-repeated="1022"/>
        </table:table-row>
        <table:table-row table:style-name="ro1">
          <table:table-cell office:value-type="string">
            <text:p>Photinia Little Red Robin</text:p>
          </table:table-cell>
          <table:table-cell office:value-type="string">
            <text:p>Compact form of the popular red leafed shrub</text:p>
          </table:table-cell>
          <table:table-cell table:number-columns-repeated="1022"/>
        </table:table-row>
        <table:table-row table:style-name="ro1">
          <table:table-cell office:value-type="string">
            <text:p>Phuopsis stylosa</text:p>
          </table:table-cell>
          <table:table-cell office:value-type="string">
            <text:p>Low growing sun loving plant with pink flowers, good for insects </text:p>
          </table:table-cell>
          <table:table-cell table:number-columns-repeated="1022"/>
        </table:table-row>
        <table:table-row table:style-name="ro1">
          <table:table-cell office:value-type="string">
            <text:p>Phygelius African Queen</text:p>
          </table:table-cell>
          <table:table-cell office:value-type="string">
            <text:p>Shrub with plentiful flower heads of tubular red flowers into autumn</text:p>
          </table:table-cell>
          <table:table-cell table:number-columns-repeated="1022"/>
        </table:table-row>
        <table:table-row table:style-name="ro1">
          <table:table-cell office:value-type="string">
            <text:p>Phygelius Winchester Fanfare</text:p>
          </table:table-cell>
          <table:table-cell office:value-type="string">
            <text:p>Shrub with plentiful flower heads of orange-red into autumn</text:p>
          </table:table-cell>
          <table:table-cell table:number-columns-repeated="1022"/>
        </table:table-row>
        <table:table-row table:style-name="ro1">
          <table:table-cell office:value-type="string">
            <text:p>Phyllostachys nigra</text:p>
          </table:table-cell>
          <table:table-cell office:value-type="string">
            <text:p>Bamboo wth striking black stems</text:p>
          </table:table-cell>
          <table:table-cell table:number-columns-repeated="1022"/>
        </table:table-row>
        <table:table-row table:style-name="ro1">
          <table:table-cell office:value-type="string">
            <text:p>Physalis alkakengi</text:p>
          </table:table-cell>
          <table:table-cell office:value-type="string">
            <text:p>Japanese lantern</text:p>
          </table:table-cell>
          <table:table-cell table:number-columns-repeated="1022"/>
        </table:table-row>
        <table:table-row table:style-name="ro1">
          <table:table-cell office:value-type="string">
            <text:p>Physocarpus Dart's Gold</text:p>
          </table:table-cell>
          <table:table-cell office:value-type="string">
            <text:p>Deciduous shrub with golden leaves</text:p>
          </table:table-cell>
          <table:table-cell table:number-columns-repeated="1022"/>
        </table:table-row>
        <table:table-row table:style-name="ro1">
          <table:table-cell office:value-type="string">
            <text:p>Physocarpus opulifolius Diable d’or</text:p>
          </table:table-cell>
          <table:table-cell office:value-type="string">
            <text:p>Purple leafed shrub with orange tints to new shoots</text:p>
          </table:table-cell>
          <table:table-cell table:number-columns-repeated="1022"/>
        </table:table-row>
        <table:table-row table:style-name="ro1">
          <table:table-cell office:value-type="string">
            <text:p>Physocarpus opulifolius Diabolo</text:p>
          </table:table-cell>
          <table:table-cell office:value-type="string">
            <text:p>Dark red leafed shrub with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ileostegia viburnoides</text:p>
          </table:table-cell>
          <table:table-cell table:style-name="ce13" office:value-type="string">
            <text:p>Evergreen self-clinging climber good in shade, heads of cream flowers</text:p>
          </table:table-cell>
          <table:table-cell table:number-columns-repeated="1022"/>
        </table:table-row>
        <table:table-row table:style-name="ro1">
          <table:table-cell office:value-type="string">
            <text:p>Pinks</text:p>
          </table:table-cell>
          <table:table-cell office:value-type="string">
            <text:p>Low growing and fragrant garden favourites</text:p>
          </table:table-cell>
          <table:table-cell table:number-columns-repeated="1022"/>
        </table:table-row>
        <table:table-row table:style-name="ro1">
          <table:table-cell office:value-type="string">
            <text:p>Pittosporum Arundel Green</text:p>
          </table:table-cell>
          <table:table-cell office:value-type="string">
            <text:p>Evergreen shrub with light green leaves</text:p>
          </table:table-cell>
          <table:table-cell table:number-columns-repeated="1022"/>
        </table:table-row>
        <table:table-row table:style-name="ro1">
          <table:table-cell office:value-type="string">
            <text:p>Pittosporum Green Globe</text:p>
          </table:table-cell>
          <table:table-cell office:value-type="string">
            <text:p>Small evergreen shrub with dense habit, bright green leaves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Pittosporum Irene Patterson</text:p>
          </table:table-cell>
          <table:table-cell table:style-name="ce8" office:value-type="string">
            <text:p>Evergreen shrub with cream and green marbled leaves</text:p>
          </table:table-cell>
          <table:table-cell table:number-columns-repeated="1022"/>
        </table:table-row>
        <table:table-row table:style-name="ro1">
          <table:table-cell office:value-type="string">
            <text:p>Pittosporum ten. Garnettii</text:p>
          </table:table-cell>
          <table:table-cell office:value-type="string">
            <text:p>Evergreen shrub with variegated light green leaves</text:p>
          </table:table-cell>
          <table:table-cell table:number-columns-repeated="1022"/>
        </table:table-row>
        <table:table-row table:style-name="ro1">
          <table:table-cell office:value-type="string">
            <text:p>Pittosporum tenuifolium</text:p>
          </table:table-cell>
          <table:table-cell office:value-type="string">
            <text:p>Evergreen shrub with light green leaves and dark stem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ittosporum Tom Thumb</text:p>
          </table:table-cell>
          <table:table-cell table:style-name="ce13" office:value-type="string">
            <text:p>Small evergreen shrub with dark purple leaves</text:p>
          </table:table-cell>
          <table:table-cell table:number-columns-repeated="1022"/>
        </table:table-row>
        <table:table-row table:style-name="ro1">
          <table:table-cell office:value-type="string">
            <text:p>Poa labillardierei</text:p>
          </table:table-cell>
          <table:table-cell office:value-type="string">
            <text:p>Blue leafed grass with tall feathery plumes</text:p>
          </table:table-cell>
          <table:table-cell table:number-columns-repeated="1022"/>
        </table:table-row>
        <table:table-row table:style-name="ro1">
          <table:table-cell office:value-type="string">
            <text:p>Polemonium </text:p>
          </table:table-cell>
          <table:table-cell office:value-type="string">
            <text:p>Jacob’s ladder, early summer blue flowered perenni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ystichum set. Wollaston</text:p>
          </table:table-cell>
          <table:table-cell table:style-name="ce14" office:value-type="string">
            <text:p>Hardy semi evergreen fern with smart fro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ystichum setiferum</text:p>
          </table:table-cell>
          <table:table-cell table:style-name="ce14" office:value-type="string">
            <text:p>Hardy semi-evergreen fer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ystichum set. Herrenhausen</text:p>
          </table:table-cell>
          <table:table-cell table:style-name="ce14" office:value-type="string">
            <text:p>Hardy semi-evergreen fer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ystichum setiferum Dahlem</text:p>
          </table:table-cell>
          <table:table-cell table:style-name="ce14" office:value-type="string">
            <text:p>Hardy semi-evergreen fern, elegant lance-like plum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tentilla fruticosa Hopley’s Orange</text:p>
          </table:table-cell>
          <table:table-cell table:style-name="ce14" office:value-type="string">
            <text:p>Shrub with orange yellow flowers</text:p>
          </table:table-cell>
          <table:table-cell table:number-columns-repeated="1022"/>
        </table:table-row>
        <table:table-row table:style-name="ro1">
          <table:table-cell office:value-type="string">
            <text:p>Potentilla tangerine</text:p>
          </table:table-cell>
          <table:table-cell office:value-type="string">
            <text:p>Shrub with orang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tentilla Tilford Cream</text:p>
          </table:table-cell>
          <table:table-cell table:style-name="ce13" office:value-type="string">
            <text:p>Low shrub with cream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imula vulgaris</text:p>
          </table:table-cell>
          <table:table-cell table:style-name="ce13" office:value-type="string">
            <text:p>Primroses, synonymous with spring, pale yellow and pinky shad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unus incisa Kojo no mai</text:p>
          </table:table-cell>
          <table:table-cell table:style-name="ce13" office:value-type="string">
            <text:p>spring flowering tree/shrub, white cherry blossom, autumn tin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unus lusitanicus</text:p>
          </table:table-cell>
          <table:table-cell table:style-name="ce13" office:value-type="string">
            <text:p>Portugese laurel, evergreen shrub/tree</text:p>
          </table:table-cell>
          <table:table-cell table:number-columns-repeated="1022"/>
        </table:table-row>
        <table:table-row table:style-name="ro1">
          <table:table-cell office:value-type="string">
            <text:p>Prunus Okame</text:p>
          </table:table-cell>
          <table:table-cell office:value-type="string">
            <text:p>Small tree with carmine-rose flowers in March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unus Otto Luyken</text:p>
          </table:table-cell>
          <table:table-cell table:style-name="ce13" office:value-type="string">
            <text:p>Low evergreen with shiny oval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unus Spire</text:p>
          </table:table-cell>
          <table:table-cell table:style-name="ce13" office:value-type="string">
            <text:p>Narrow form, flowering cherr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unus Umeniko</text:p>
          </table:table-cell>
          <table:table-cell office:value-type="string">
            <text:p>Narrow growing cherry with early white flowers and autumn tints</text:p>
          </table:table-cell>
          <table:table-cell table:number-columns-repeated="1022"/>
        </table:table-row>
        <table:table-row table:style-name="ro1">
          <table:table-cell office:value-type="string">
            <text:p>Pulmonaria </text:p>
          </table:table-cell>
          <table:table-cell table:number-columns-repeated="1023"/>
        </table:table-row>
        <table:table-row table:style-name="ro1">
          <table:table-cell office:value-type="string">
            <text:p>Pulmonaria <text:s/>Blue Ensign</text:p>
          </table:table-cell>
          <table:table-cell office:value-type="string">
            <text:p>Rich blue spring flowers, hairy pointed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ulmonaria Opal</text:p>
          </table:table-cell>
          <table:table-cell office:value-type="string">
            <text:p>Pale blue flowers in spring and hairy silver patterned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yracantha Sapphyr Rouge</text:p>
          </table:table-cell>
          <table:table-cell office:value-type="string">
            <text:p>Thorny berried evergreen, white flowers in spr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yrus Chanticleer</text:p>
          </table:table-cell>
          <table:table-cell office:value-type="string">
            <text:p>Ornamental pear of upright form with good autumn colour in to winter</text:p>
          </table:table-cell>
          <table:table-cell table:number-columns-repeated="1022"/>
        </table:table-row>
        <table:table-row table:style-name="ro1">
          <table:table-cell office:value-type="string">
            <text:p>Rhamnus alaternus argenteovariegata</text:p>
          </table:table-cell>
          <table:table-cell office:value-type="string">
            <text:p>Medium sized variegated shrub, small white and green leaves</text:p>
          </table:table-cell>
          <table:table-cell table:number-columns-repeated="1022"/>
        </table:table-row>
        <table:table-row table:style-name="ro1">
          <table:table-cell office:value-type="string">
            <text:p>Ribes Elkington's White</text:p>
          </table:table-cell>
          <table:table-cell office:value-type="string">
            <text:p>White flowers in spring. Can be trained as a wall shrub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ibes sang. Pulborough Scarlet</text:p>
          </table:table-cell>
          <table:table-cell table:style-name="ce13" office:value-type="string">
            <text:p>Prune straight after flowering, tying in useful new shoots and removing those that jut forwar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mneyi coulteri</text:p>
          </table:table-cell>
          <table:table-cell office:value-type="string">
            <text:p>Big white flowers like poppy blooms with yellow centr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osa (climber) Breath of Life </text:p>
          </table:table-cell>
          <table:table-cell table:style-name="ce13" office:value-type="string">
            <text:p>Repeat flowering climber with fragrant double orange bloom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a Blanc double de Coubert</text:p>
          </table:table-cell>
          <table:table-cell office:value-type="string">
            <text:p>Tough rose with abundant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osa Blush Noisette</text:p>
          </table:table-cell>
          <table:table-cell table:style-name="ce13" office:value-type="string">
            <text:p>Climbing rose with many richly scented small blooms</text:p>
          </table:table-cell>
          <table:table-cell table:number-columns-repeated="1022"/>
        </table:table-row>
        <table:table-row table:style-name="ro1">
          <table:table-cell office:value-type="string">
            <text:p>Rosa Goldfinch</text:p>
          </table:table-cell>
          <table:table-cell office:value-type="string">
            <text:p>Yellow to cream flowered climbing rose</text:p>
          </table:table-cell>
          <table:table-cell table:number-columns-repeated="1022"/>
        </table:table-row>
        <table:table-row table:style-name="ro1">
          <table:table-cell office:value-type="string">
            <text:p>Rosa Grace</text:p>
          </table:table-cell>
          <table:table-cell office:value-type="string">
            <text:p>Shrub rose with apricot yellow flowers</text:p>
          </table:table-cell>
          <table:table-cell table:number-columns-repeated="1022"/>
        </table:table-row>
        <table:table-row table:style-name="ro1">
          <table:table-cell office:value-type="string">
            <text:p>Rosa Graham Thomas</text:p>
          </table:table-cell>
          <table:table-cell office:value-type="string">
            <text:p>Yellow flowered shrub rose</text:p>
          </table:table-cell>
          <table:table-cell table:number-columns-repeated="1022"/>
        </table:table-row>
        <table:table-row table:style-name="ro1">
          <table:table-cell office:value-type="string">
            <text:p>Rosa Leverkusen</text:p>
          </table:table-cell>
          <table:table-cell office:value-type="string">
            <text:p>Climbing rose, Lemon yellow fragrant flower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a Love Knot</text:p>
          </table:table-cell>
          <table:table-cell office:value-type="string">
            <text:p>Small climbing rose, strong red blloms</text:p>
          </table:table-cell>
          <table:table-cell table:number-columns-repeated="1022"/>
        </table:table-row>
        <table:table-row table:style-name="ro1">
          <table:table-cell office:value-type="string">
            <text:p>Rosa Mme Alfred Carriere</text:p>
          </table:table-cell>
          <table:table-cell table:style-name="ce14" office:value-type="string">
            <text:p>Climbing rose, pale fragrant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osa Perennial Blush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Rosa rugosa</text:p>
          </table:table-cell>
          <table:table-cell table:style-name="ce13" office:value-type="string">
            <text:p>Tough rose with striking red hips in autum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osa rugosa Blanc Double de Coubert</text:p>
          </table:table-cell>
          <table:table-cell table:style-name="ce13" office:value-type="string">
            <text:p>Tough rose with white flowers and autumn hip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osa Swany</text:p>
          </table:table-cell>
          <table:table-cell table:style-name="ce13" office:value-type="string">
            <text:p>White flowered low growing rose</text:p>
          </table:table-cell>
          <table:table-cell table:number-columns-repeated="1022"/>
        </table:table-row>
        <table:table-row table:style-name="ro1">
          <table:table-cell office:value-type="string">
            <text:p>Rosa Teasing Georgia</text:p>
          </table:table-cell>
          <table:table-cell office:value-type="string">
            <text:p>Rich yellow flowers on a climber suitable for a post or pillar</text:p>
          </table:table-cell>
          <table:table-cell table:number-columns-repeated="1022"/>
        </table:table-row>
        <table:table-row table:style-name="ro1">
          <table:table-cell office:value-type="string">
            <text:p>Rosa The New Dawn</text:p>
          </table:table-cell>
          <table:table-cell table:style-name="ce14" office:value-type="string">
            <text:p>Pale pink climbing rose</text:p>
          </table:table-cell>
          <table:table-cell table:number-columns-repeated="1022"/>
        </table:table-row>
        <table:table-row table:style-name="ro1">
          <table:table-cell office:value-type="string">
            <text:p>Rosa Zephrine Drouhin</text:p>
          </table:table-cell>
          <table:table-cell office:value-type="string">
            <text:p>Almost thornless pink climber which succeeds in shade</text:p>
          </table:table-cell>
          <table:table-cell table:number-columns-repeated="1022"/>
        </table:table-row>
        <table:table-row table:style-name="ro1">
          <table:table-cell office:value-type="string">
            <text:p>Rose A Shropshire Lad</text:p>
          </table:table-cell>
          <table:table-cell office:value-type="string">
            <text:p>Climbing rose with pale punk fragrant flowers</text:p>
          </table:table-cell>
          <table:table-cell table:number-columns-repeated="1022"/>
        </table:table-row>
        <table:table-row table:style-name="ro1">
          <table:table-cell office:value-type="string">
            <text:p>Rose Alberic Barbier</text:p>
          </table:table-cell>
          <table:table-cell office:value-type="string">
            <text:p>Semi evergreen rambler with small white flowers</text:p>
          </table:table-cell>
          <table:table-cell table:number-columns-repeated="1022"/>
        </table:table-row>
        <table:table-row table:style-name="ro1">
          <table:table-cell office:value-type="string">
            <text:p>Rose Aloha</text:p>
          </table:table-cell>
          <table:table-cell office:value-type="string">
            <text:p>Fragrant climber with pink flowers, repeat flowering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e Bridge of Sighs</text:p>
          </table:table-cell>
          <table:table-cell office:value-type="string">
            <text:p>Warm orange flowered climbing rose</text:p>
          </table:table-cell>
          <table:table-cell table:number-columns-repeated="1022"/>
        </table:table-row>
        <table:table-row table:style-name="ro1">
          <table:table-cell office:value-type="string">
            <text:p>Rose Compassion climbing</text:p>
          </table:table-cell>
          <table:table-cell office:value-type="string">
            <text:p>Peachy flowers, very fragrant, some repeat flowering</text:p>
          </table:table-cell>
          <table:table-cell table:number-columns-repeated="1022"/>
        </table:table-row>
        <table:table-row table:style-name="ro1">
          <table:table-cell office:value-type="string">
            <text:p>Rose de Rescht</text:p>
          </table:table-cell>
          <table:table-cell office:value-type="string">
            <text:p>Deep pink flowers and a strong fragrance</text:p>
          </table:table-cell>
          <table:table-cell table:number-columns-repeated="1022"/>
        </table:table-row>
        <table:table-row table:style-name="ro1">
          <table:table-cell office:value-type="string">
            <text:p>Rose Felicia</text:p>
          </table:table-cell>
          <table:table-cell office:value-type="string">
            <text:p>Pale pink rose, highly fragrant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e Felicite et Perpetue</text:p>
          </table:table-cell>
          <table:table-cell office:value-type="string">
            <text:p>Rambler with small white blooms tinged pink in cluster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e Gardener's Glory</text:p>
          </table:table-cell>
          <table:table-cell office:value-type="string">
            <text:p>Repeat flowering golden yellow cli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e Iceberg climbing</text:p>
          </table:table-cell>
          <table:table-cell office:value-type="string">
            <text:p>White flowered climbing rose to train on fences or arches</text:p>
          </table:table-cell>
          <table:table-cell table:number-columns-repeated="1022"/>
        </table:table-row>
        <table:table-row table:style-name="ro1">
          <table:table-cell office:value-type="string">
            <text:p>Rose L D Braithwiate</text:p>
          </table:table-cell>
          <table:table-cell office:value-type="string">
            <text:p>Rose with deep crimson highly fragrant blooms</text:p>
          </table:table-cell>
          <table:table-cell table:number-columns-repeated="1022"/>
        </table:table-row>
        <table:table-row table:style-name="ro1">
          <table:table-cell office:value-type="string">
            <text:p>Rose Lady Hillingdon climbing</text:p>
          </table:table-cell>
          <table:table-cell office:value-type="string">
            <text:p>Apricot yellow blooms on repeat flowering climber</text:p>
          </table:table-cell>
          <table:table-cell table:number-columns-repeated="1022"/>
        </table:table-row>
        <table:table-row table:style-name="ro1">
          <table:table-cell office:value-type="string">
            <text:p>Rose Malvern Hills</text:p>
          </table:table-cell>
          <table:table-cell office:value-type="string">
            <text:p>Soft yellow rambling rose</text:p>
          </table:table-cell>
          <table:table-cell table:number-columns-repeated="1022"/>
        </table:table-row>
        <table:table-row table:style-name="ro1">
          <table:table-cell office:value-type="string">
            <text:p>Rose Mortimer Sackler</text:p>
          </table:table-cell>
          <table:table-cell office:value-type="string">
            <text:p>Fragrant pink flowers and thornless stems, climber</text:p>
          </table:table-cell>
          <table:table-cell table:number-columns-repeated="1022"/>
        </table:table-row>
        <table:table-row table:style-name="ro1">
          <table:table-cell office:value-type="string">
            <text:p>Rose Open Arms</text:p>
          </table:table-cell>
          <table:table-cell office:value-type="string">
            <text:p>A small climber, successive clusters of soft pink single flowers</text:p>
          </table:table-cell>
          <table:table-cell table:number-columns-repeated="1022"/>
        </table:table-row>
        <table:table-row table:style-name="ro1">
          <table:table-cell office:value-type="string">
            <text:p>Rose Penny Lane</text:p>
          </table:table-cell>
          <table:table-cell office:value-type="string">
            <text:p>Fragrant climber with pale honey/cream flowers, repeat flowering</text:p>
          </table:table-cell>
          <table:table-cell table:number-columns-repeated="1022"/>
        </table:table-row>
        <table:table-row table:style-name="ro1">
          <table:table-cell office:value-type="string">
            <text:p>Rose Perennial Blush</text:p>
          </table:table-cell>
          <table:table-cell office:value-type="string">
            <text:p>Rambler with open pale pink blooms, repeat flowering</text:p>
          </table:table-cell>
          <table:table-cell table:number-columns-repeated="1022"/>
        </table:table-row>
        <table:table-row table:style-name="ro1">
          <table:table-cell office:value-type="string">
            <text:p>Rose Perpetually Yours</text:p>
          </table:table-cell>
          <table:table-cell office:value-type="string">
            <text:p>Yellow flowered climbing rose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e The Generous Gardener</text:p>
          </table:table-cell>
          <table:table-cell office:value-type="string">
            <text:p>Repeat flowering pale pink cli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Rose the lark Ascending</text:p>
          </table:table-cell>
          <table:table-cell table:number-columns-repeated="1023"/>
        </table:table-row>
        <table:table-row table:style-name="ro1">
          <table:table-cell office:value-type="string">
            <text:p>Rose Winchester Cathedral</text:p>
          </table:table-cell>
          <table:table-cell office:value-type="string">
            <text:p>Fragrant white flowered shrub rose</text:p>
          </table:table-cell>
          <table:table-cell table:number-columns-repeated="1022"/>
        </table:table-row>
        <table:table-row table:style-name="ro1">
          <table:table-cell office:value-type="string">
            <text:p>Rosmarinus off. Sissinghurst Blue</text:p>
          </table:table-cell>
          <table:table-cell office:value-type="string">
            <text:p>Culinary herb, upright habit</text:p>
          </table:table-cell>
          <table:table-cell table:number-columns-repeated="1022"/>
        </table:table-row>
        <table:table-row table:style-name="ro1">
          <table:table-cell office:value-type="string">
            <text:p>Rudebekia fulgida Goldsturn</text:p>
          </table:table-cell>
          <table:table-cell office:value-type="string">
            <text:p>Bright orange yellow daisy flowers with dark centres, late summer until first frost</text:p>
          </table:table-cell>
          <table:table-cell table:number-columns-repeated="1022"/>
        </table:table-row>
        <table:table-row table:style-name="ro1">
          <table:table-cell office:value-type="string">
            <text:p>Salix Britzensis</text:p>
          </table:table-cell>
          <table:table-cell office:value-type="string">
            <text:p>Willow with orange red winter stems, good pollarded</text:p>
          </table:table-cell>
          <table:table-cell table:number-columns-repeated="1022"/>
        </table:table-row>
        <table:table-row table:style-name="ro1">
          <table:table-cell office:value-type="string">
            <text:p>Salvia microphylla Hot Lips</text:p>
          </table:table-cell>
          <table:table-cell office:value-type="string">
            <text:p>Lots of small bright pink and white flowers, high summer</text:p>
          </table:table-cell>
          <table:table-cell table:number-columns-repeated="1022"/>
        </table:table-row>
        <table:table-row table:style-name="ro1">
          <table:table-cell office:value-type="string">
            <text:p>Salvia officinalis Icterina</text:p>
          </table:table-cell>
          <table:table-cell office:value-type="string">
            <text:p>Culinary herb with gold/green leaf</text:p>
          </table:table-cell>
          <table:table-cell table:number-columns-repeated="1022"/>
        </table:table-row>
        <table:table-row table:style-name="ro1">
          <table:table-cell office:value-type="string">
            <text:p>Salvia officinalis purpurescens</text:p>
          </table:table-cell>
          <table:table-cell office:value-type="string">
            <text:p>Purple sage, can be used for cooking</text:p>
          </table:table-cell>
          <table:table-cell table:number-columns-repeated="1022"/>
        </table:table-row>
        <table:table-row table:style-name="ro1">
          <table:table-cell office:value-type="string">
            <text:p>Sambucus racemosa Sutherland Gold</text:p>
          </table:table-cell>
          <table:table-cell office:value-type="string">
            <text:p>Cut leaved elder, delicate golden green foliage</text:p>
          </table:table-cell>
          <table:table-cell table:number-columns-repeated="1022"/>
        </table:table-row>
        <table:table-row table:style-name="ro1">
          <table:table-cell office:value-type="string">
            <text:p>Santolina pinnata Edward Bowles</text:p>
          </table:table-cell>
          <table:table-cell office:value-type="string">
            <text:p>Aromatic silver leafed shrub with round pale yellow heads</text:p>
          </table:table-cell>
          <table:table-cell table:number-columns-repeated="1022"/>
        </table:table-row>
        <table:table-row table:style-name="ro1">
          <table:table-cell office:value-type="string">
            <text:p>Santolina rosmarinifolia Primrose Gem</text:p>
          </table:table-cell>
          <table:table-cell office:value-type="string">
            <text:p>Aromatic clippable shrub with pale yellow flowers</text:p>
          </table:table-cell>
          <table:table-cell table:number-columns-repeated="1022"/>
        </table:table-row>
        <table:table-row table:style-name="ro1">
          <table:table-cell office:value-type="string">
            <text:p>Saponaria ocymoides</text:p>
          </table:table-cell>
          <table:table-cell table:style-name="ce14" office:value-type="string">
            <text:p>Low, spreading plant with copious pink flowers in Ma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rcococca <text:s/>var dignyna</text:p>
          </table:table-cell>
          <table:table-cell table:style-name="ce13" office:value-type="string">
            <text:p>Evergreen with small but fragrant winter flowers</text:p>
          </table:table-cell>
          <table:table-cell table:number-columns-repeated="1022"/>
        </table:table-row>
        <table:table-row table:style-name="ro1">
          <table:table-cell office:value-type="string">
            <text:p>Sarcococca confusa</text:p>
          </table:table-cell>
          <table:table-cell table:style-name="ce14" office:value-type="string">
            <text:p>Spreading evergreen shrub with fragrant winter flowers</text:p>
          </table:table-cell>
          <table:table-cell table:number-columns-repeated="1022"/>
        </table:table-row>
        <table:table-row table:style-name="ro1">
          <table:table-cell office:value-type="string">
            <text:p>Schizophragma hydrangeoides "Moonlight"</text:p>
          </table:table-cell>
          <table:table-cell office:value-type="string">
            <text:p>Wall shrub – pewter leaves, heads of white flowers</text:p>
          </table:table-cell>
          <table:table-cell table:number-columns-repeated="1022"/>
        </table:table-row>
        <table:table-row table:style-name="ro1">
          <table:table-cell office:value-type="string">
            <text:p>Schizophragma hydrangeoides Rosea</text:p>
          </table:table-cell>
          <table:table-cell office:value-type="string">
            <text:p>Wall shrub with heads of pink flowers</text:p>
          </table:table-cell>
          <table:table-cell table:number-columns-repeated="1022"/>
        </table:table-row>
        <table:table-row table:style-name="ro1">
          <table:table-cell office:value-type="string">
            <text:p>Schizophragma integrifolia</text:p>
          </table:table-cell>
          <table:table-cell office:value-type="string">
            <text:p>Self clinging fence/wall shrub with broad heads of white flowers</text:p>
          </table:table-cell>
          <table:table-cell table:number-columns-repeated="1022"/>
        </table:table-row>
        <table:table-row table:style-name="ro1">
          <table:table-cell office:value-type="string">
            <text:p>Schizostyllus coccinea major</text:p>
          </table:table-cell>
          <table:table-cell table:number-columns-repeated="1023"/>
        </table:table-row>
        <table:table-row table:style-name="ro1">
          <table:table-cell office:value-type="string">
            <text:p>Schizostyllus coccinea major</text:p>
          </table:table-cell>
          <table:table-cell table:style-name="ce14" office:value-type="string">
            <text:p>Arching stems of coral red flowers</text:p>
          </table:table-cell>
          <table:table-cell table:number-columns-repeated="1022"/>
        </table:table-row>
        <table:table-row table:style-name="ro1">
          <table:table-cell office:value-type="string">
            <text:p>Sedum - low growing, yellow</text:p>
          </table:table-cell>
          <table:table-cell office:value-type="string">
            <text:p>Succulent, attracts bees</text:p>
          </table:table-cell>
          <table:table-cell table:number-columns-repeated="1022"/>
        </table:table-row>
        <table:table-row table:style-name="ro1">
          <table:table-cell office:value-type="string">
            <text:p>Sedum Bertram Anderson</text:p>
          </table:table-cell>
          <table:table-cell office:value-type="string">
            <text:p>Low growing sedum, blue/purple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Blue Carpet</text:p>
          </table:table-cell>
          <table:table-cell table:style-name="ce13" office:value-type="string">
            <text:p>Low trailing succulent with grey blue leav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Jose Aubergine</text:p>
          </table:table-cell>
          <table:table-cell office:value-type="string">
            <text:p>Purple foliage and pink flowers late summ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Jose Aubergine</text:p>
          </table:table-cell>
          <table:table-cell office:value-type="string">
            <text:p>Dark purple leaves and pink flowers on upright stem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low pink</text:p>
          </table:table-cell>
          <table:table-cell table:style-name="ce13" office:value-type="string">
            <text:p>Low growing form with purple pink leaves</text:p>
          </table:table-cell>
          <table:table-cell table:number-columns-repeated="1022"/>
        </table:table-row>
        <table:table-row table:style-name="ro1">
          <table:table-cell office:value-type="string">
            <text:p>Sedum matrona</text:p>
          </table:table-cell>
          <table:table-cell office:value-type="string">
            <text:p>Upright sedum which looks good with dried heads through the wint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Munstead Dark Red</text:p>
          </table:table-cell>
          <table:table-cell table:style-name="ce13" office:value-type="string">
            <text:p>Shorter sedum with dark red flowers</text:p>
          </table:table-cell>
          <table:table-cell table:number-columns-repeated="1022"/>
        </table:table-row>
        <table:table-row table:style-name="ro1">
          <table:table-cell office:value-type="string">
            <text:p>Sedum Purple Emperor</text:p>
          </table:table-cell>
          <table:table-cell office:value-type="string">
            <text:p>Very dark fleshy leaves, reddish flowers</text:p>
          </table:table-cell>
          <table:table-cell table:number-columns-repeated="1022"/>
        </table:table-row>
        <table:table-row table:style-name="ro1">
          <table:table-cell office:value-type="string">
            <text:p>Sedum Red Cauli</text:p>
          </table:table-cell>
          <table:table-cell office:value-type="string">
            <text:p>Succulent leaves and dense red flower heads late summ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Red Cauli</text:p>
          </table:table-cell>
          <table:table-cell table:style-name="ce13" office:value-type="string">
            <text:p>Dense dark red heads of flowers late summ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Ruby Glow</text:p>
          </table:table-cell>
          <table:table-cell table:style-name="ce13" office:value-type="string">
            <text:p>Succulent with purple grey leaves and pink/red flowers</text:p>
          </table:table-cell>
          <table:table-cell table:number-columns-repeated="1022"/>
        </table:table-row>
        <table:table-row table:style-name="ro1">
          <table:table-cell office:value-type="string">
            <text:p>Sedum ruprechtii</text:p>
          </table:table-cell>
          <table:table-cell office:value-type="string">
            <text:p>Pinky grey leaves and pale yellow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dum spectabile Iceberg</text:p>
          </table:table-cell>
          <table:table-cell office:value-type="string">
            <text:p>Heads of small white flowers, light green leaves</text:p>
          </table:table-cell>
          <table:table-cell table:number-columns-repeated="1022"/>
        </table:table-row>
        <table:table-row table:style-name="ro1">
          <table:table-cell office:value-type="string">
            <text:p>Sedum Vera Jamieson</text:p>
          </table:table-cell>
          <table:table-cell office:value-type="string">
            <text:p>Low growing succulent with red tinted leaves and flowers</text:p>
          </table:table-cell>
          <table:table-cell table:number-columns-repeated="1022"/>
        </table:table-row>
        <table:table-row table:style-name="ro1">
          <table:table-cell office:value-type="string">
            <text:p>Sedum, low form</text:p>
          </table:table-cell>
          <table:table-cell office:value-type="string">
            <text:p>Low growing sedum spreading to form a mat with reddish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empervivum</text:p>
          </table:table-cell>
          <table:table-cell table:style-name="ce13" office:value-type="string">
            <text:p>House leeks, stiff rosettes of succulent leaves</text:p>
          </table:table-cell>
          <table:table-cell table:number-columns-repeated="1022"/>
        </table:table-row>
        <table:table-row table:style-name="ro1">
          <table:table-cell office:value-type="string">
            <text:p>Senecio monroi</text:p>
          </table:table-cell>
          <table:table-cell office:value-type="string">
            <text:p>Shrub with wavy edged silvery leaves</text:p>
          </table:table-cell>
          <table:table-cell table:number-columns-repeated="1022"/>
        </table:table-row>
        <table:table-row table:style-name="ro1">
          <table:table-cell office:value-type="string">
            <text:p>Sisyrinchium striatum </text:p>
          </table:table-cell>
          <table:table-cell office:value-type="string">
            <text:p>Iris like leaves, spikes of yellow flowers late May to July</text:p>
          </table:table-cell>
          <table:table-cell table:number-columns-repeated="1022"/>
        </table:table-row>
        <table:table-row table:style-name="ro1">
          <table:table-cell office:value-type="string">
            <text:p>Sisyrinchium striatum Aunt May</text:p>
          </table:table-cell>
          <table:table-cell office:value-type="string">
            <text:p>Variegated iris like leaves, spikes of yellow flowers</text:p>
          </table:table-cell>
          <table:table-cell table:number-columns-repeated="1022"/>
        </table:table-row>
        <table:table-row table:style-name="ro1">
          <table:table-cell office:value-type="string">
            <text:p>Sorbus auc. Apricot Queen</text:p>
          </table:table-cell>
          <table:table-cell office:value-type="string">
            <text:p>Form of mountain ash with exceptional autumn colour</text:p>
          </table:table-cell>
          <table:table-cell table:number-columns-repeated="1022"/>
        </table:table-row>
        <table:table-row table:style-name="ro1">
          <table:table-cell office:value-type="string">
            <text:p>Spirea Candlelight</text:p>
          </table:table-cell>
          <table:table-cell office:value-type="string">
            <text:p>Small shrub with soft yellow toned leaves and dark pink flowers</text:p>
          </table:table-cell>
          <table:table-cell table:number-columns-repeated="1022"/>
        </table:table-row>
        <table:table-row table:style-name="ro1">
          <table:table-cell office:value-type="string">
            <text:p>Spirea Goldflame</text:p>
          </table:table-cell>
          <table:table-cell office:value-type="string">
            <text:p>Small shrub with bright gold/orange spring shoots</text:p>
          </table:table-cell>
          <table:table-cell table:number-columns-repeated="1022"/>
        </table:table-row>
        <table:table-row table:style-name="ro1">
          <table:table-cell office:value-type="string">
            <text:p>Stachys byzantina</text:p>
          </table:table-cell>
          <table:table-cell office:value-type="string">
            <text:p>Lamb's ear, reliable ground cover for sunny spots</text:p>
          </table:table-cell>
          <table:table-cell table:number-columns-repeated="1022"/>
        </table:table-row>
        <table:table-row table:style-name="ro1">
          <table:table-cell office:value-type="string">
            <text:p>Stachys lanata</text:p>
          </table:table-cell>
          <table:table-cell table:style-name="ce14" office:value-type="string">
            <text:p>Cut off dead flower heads as they occur</text:p>
          </table:table-cell>
          <table:table-cell table:number-columns-repeated="1022"/>
        </table:table-row>
        <table:table-row table:style-name="ro1">
          <table:table-cell office:value-type="string">
            <text:p>Stachys lanata</text:p>
          </table:table-cell>
          <table:table-cell office:value-type="string">
            <text:p>Lamb's Ear, reliable ground cover for a dry spot</text:p>
          </table:table-cell>
          <table:table-cell table:number-columns-repeated="1022"/>
        </table:table-row>
        <table:table-row table:style-name="ro1">
          <table:table-cell office:value-type="string">
            <text:p>Stachys Silver carpet</text:p>
          </table:table-cell>
          <table:table-cell office:value-type="string">
            <text:p>Dense silvery furry leaves, non flowering form</text:p>
          </table:table-cell>
          <table:table-cell table:number-columns-repeated="1022"/>
        </table:table-row>
        <table:table-row table:style-name="ro1">
          <table:table-cell office:value-type="string">
            <text:p>Stipa gigantea</text:p>
          </table:table-cell>
          <table:table-cell office:value-type="string">
            <text:p>Giant oat grass, tall waving golden heads</text:p>
          </table:table-cell>
          <table:table-cell table:number-columns-repeated="1022"/>
        </table:table-row>
        <table:table-row table:style-name="ro1">
          <table:table-cell office:value-type="string">
            <text:p>Stipa tennuissima</text:p>
          </table:table-cell>
          <table:table-cell office:value-type="string">
            <text:p>Ornamental gras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tipa tenuissima</text:p>
          </table:table-cell>
          <table:table-cell table:style-name="ce13" office:value-type="string">
            <text:p>Fine soft feathery headed grass</text:p>
          </table:table-cell>
          <table:table-cell table:number-columns-repeated="1022"/>
        </table:table-row>
        <table:table-row table:style-name="ro1">
          <table:table-cell office:value-type="string">
            <text:p>Syringa meyeri Palibin</text:p>
          </table:table-cell>
          <table:table-cell office:value-type="string">
            <text:p>Dense small leafed lilac, fragrant flowers May and September</text:p>
          </table:table-cell>
          <table:table-cell table:number-columns-repeated="1022"/>
        </table:table-row>
        <table:table-row table:style-name="ro1">
          <table:table-cell office:value-type="string">
            <text:p>Tanacetum densum</text:p>
          </table:table-cell>
          <table:table-cell table:style-name="ce14" office:value-type="string">
            <text:p>Low growing mound of silver foliage - yellow flowers best removed</text:p>
          </table:table-cell>
          <table:table-cell table:number-columns-repeated="1022"/>
        </table:table-row>
        <table:table-row table:style-name="ro1">
          <table:table-cell office:value-type="string">
            <text:p>Taxus baccata</text:p>
          </table:table-cell>
          <table:table-cell table:style-name="ce14" office:value-type="string">
            <text:p>Yew. Evergreen often for clipping as topiary</text:p>
          </table:table-cell>
          <table:table-cell table:number-columns-repeated="1022"/>
        </table:table-row>
        <table:table-row table:style-name="ro1">
          <table:table-cell office:value-type="string">
            <text:p>Tellima grandiflora Purpurea</text:p>
          </table:table-cell>
          <table:table-cell office:value-type="string">
            <text:p>Good evergreen ground cover, rosettes of leaves turn red in winter</text:p>
          </table:table-cell>
          <table:table-cell table:number-columns-repeated="1022"/>
        </table:table-row>
        <table:table-row table:style-name="ro1">
          <table:table-cell office:value-type="string">
            <text:p>Tellima grandiflora rubra</text:p>
          </table:table-cell>
          <table:table-cell office:value-type="string">
            <text:p>Good evergreen ground cover, rosettes of leaves turn red in wint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ucrium chamaedrys</text:p>
          </table:table-cell>
          <table:table-cell table:style-name="ce13" office:value-type="string">
            <text:p>Low spreading ground cover with pink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halictrum delavayii </text:p>
          </table:table-cell>
          <table:table-cell table:style-name="ce13" office:value-type="string">
            <text:p>Tall and airy, small lilac flowers</text:p>
          </table:table-cell>
          <table:table-cell table:number-columns-repeated="1022"/>
        </table:table-row>
        <table:table-row table:style-name="ro1">
          <table:table-cell office:value-type="string">
            <text:p>Thymus <text:s/>officinalis</text:p>
          </table:table-cell>
          <table:table-cell office:value-type="string">
            <text:p>Thyme, culinary herb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arella Neon Lights</text:p>
          </table:table-cell>
          <table:table-cell table:style-name="ce13" office:value-type="string">
            <text:p>Ground cover, dark centred leaves and frothy white flowers</text:p>
          </table:table-cell>
          <table:table-cell table:number-columns-repeated="1022"/>
        </table:table-row>
        <table:table-row table:style-name="ro1">
          <table:table-cell office:value-type="string">
            <text:p>Trachelospermum <text:s/>jasminoides</text:p>
          </table:table-cell>
          <table:table-cell office:value-type="string">
            <text:p>Very fragrant twining climber for warm walls</text:p>
          </table:table-cell>
          <table:table-cell table:number-columns-repeated="1022"/>
        </table:table-row>
        <table:table-row table:style-name="ro1">
          <table:table-cell office:value-type="string">
            <text:p>Trachycarpus fortunei</text:p>
          </table:table-cell>
          <table:table-cell office:value-type="string">
            <text:p>Chusan palm, shaggy trunk and large palm shaped leaves</text:p>
          </table:table-cell>
          <table:table-cell table:number-columns-repeated="1022"/>
        </table:table-row>
        <table:table-row table:style-name="ro1">
          <table:table-cell office:value-type="string">
            <text:p>Tulip Orange Emperor</text:p>
          </table:table-cell>
          <table:table-cell office:value-type="string">
            <text:p>Carrot orange tulip which seems to come back well in subsequent years</text:p>
          </table:table-cell>
          <table:table-cell table:number-columns-repeated="1022"/>
        </table:table-row>
        <table:table-row table:style-name="ro1">
          <table:table-cell office:value-type="string">
            <text:p>Tulip Queen of Night</text:p>
          </table:table-cell>
          <table:table-cell office:value-type="string">
            <text:p>Dark purple tulip, comes back in subsequent years better than some</text:p>
          </table:table-cell>
          <table:table-cell table:number-columns-repeated="1022"/>
        </table:table-row>
        <table:table-row table:style-name="ro1">
          <table:table-cell office:value-type="string">
            <text:p>Tulip Spring Green</text:p>
          </table:table-cell>
          <table:table-cell office:value-type="string">
            <text:p>White tulip, green stripe</text:p>
          </table:table-cell>
          <table:table-cell table:number-columns-repeated="1022"/>
        </table:table-row>
        <table:table-row table:style-name="ro1">
          <table:table-cell office:value-type="string">
            <text:p>Tulip West Point</text:p>
          </table:table-cell>
          <table:table-cell office:value-type="string">
            <text:p>Yellow tulip</text:p>
          </table:table-cell>
          <table:table-cell table:number-columns-repeated="1022"/>
        </table:table-row>
        <table:table-row table:style-name="ro1">
          <table:table-cell office:value-type="string">
            <text:p>Uncinia rubra</text:p>
          </table:table-cell>
          <table:table-cell office:value-type="string">
            <text:p>Red leafed grass</text:p>
          </table:table-cell>
          <table:table-cell table:number-columns-repeated="1022"/>
        </table:table-row>
        <table:table-row table:style-name="ro1">
          <table:table-cell office:value-type="string">
            <text:p>Verbena bon. Lollipop</text:p>
          </table:table-cell>
          <table:table-cell office:value-type="string">
            <text:p>Dwarf form, about 50 cms tall</text:p>
          </table:table-cell>
          <table:table-cell table:number-columns-repeated="1022"/>
        </table:table-row>
        <table:table-row table:style-name="ro1">
          <table:table-cell office:value-type="string">
            <text:p>Verbena bonariensis</text:p>
          </table:table-cell>
          <table:table-cell table:style-name="ce14" office:value-type="string">
            <text:p>Tall, airy branching stems, purple flowers</text:p>
          </table:table-cell>
          <table:table-cell table:number-columns-repeated="1022"/>
        </table:table-row>
        <table:table-row table:style-name="ro1">
          <table:table-cell office:value-type="string">
            <text:p>Verbena rigida</text:p>
          </table:table-cell>
          <table:table-cell office:value-type="string">
            <text:p>Short slightly tender perennial with bright violet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eronica gentianoides</text:p>
          </table:table-cell>
          <table:table-cell table:style-name="ce13" office:value-type="string">
            <text:p>Pale blue spikes of flowers in spring</text:p>
          </table:table-cell>
          <table:table-cell table:number-columns-repeated="1022"/>
        </table:table-row>
        <table:table-row table:style-name="ro1">
          <table:table-cell office:value-type="string">
            <text:p>Veronica prostrata</text:p>
          </table:table-cell>
          <table:table-cell office:value-type="string">
            <text:p>Low growing blue flowered ground cover</text:p>
          </table:table-cell>
          <table:table-cell table:number-columns-repeated="1022"/>
        </table:table-row>
        <table:table-row table:style-name="ro1">
          <table:table-cell office:value-type="string">
            <text:p>Veronica prostrata Ionian Skies</text:p>
          </table:table-cell>
          <table:table-cell office:value-type="string">
            <text:p>Low growing plant with sky blu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eronica teucrium blue</text:p>
          </table:table-cell>
          <table:table-cell table:style-name="ce13" office:value-type="string">
            <text:p>low growing perennial with blue flowers in May</text:p>
          </table:table-cell>
          <table:table-cell table:number-columns-repeated="1022"/>
        </table:table-row>
        <table:table-row table:style-name="ro1">
          <table:table-cell office:value-type="string">
            <text:p>Viburnum bodnantense Dawn</text:p>
          </table:table-cell>
          <table:table-cell office:value-type="string">
            <text:p>Winter flowering shrub, clusters of small pink blooms</text:p>
          </table:table-cell>
          <table:table-cell table:number-columns-repeated="1022"/>
        </table:table-row>
        <table:table-row table:style-name="ro1">
          <table:table-cell office:value-type="string">
            <text:p>Viburnum burkwoodii</text:p>
          </table:table-cell>
          <table:table-cell office:value-type="string">
            <text:p>Semi evergreen shrub with fragrant spring flowers</text:p>
          </table:table-cell>
          <table:table-cell table:number-columns-repeated="1022"/>
        </table:table-row>
        <table:table-row table:style-name="ro1">
          <table:table-cell office:value-type="string">
            <text:p>Viburnum carlesii Aurora</text:p>
          </table:table-cell>
          <table:table-cell office:value-type="string">
            <text:p>Shrub, highly scented red buds, white flowers, May flowering</text:p>
          </table:table-cell>
          <table:table-cell table:number-columns-repeated="1022"/>
        </table:table-row>
        <table:table-row table:style-name="ro1">
          <table:table-cell office:value-type="string">
            <text:p>Viburnum opulus Compactum</text:p>
          </table:table-cell>
          <table:table-cell office:value-type="string">
            <text:p>Deciduous shrub with autumn tints and vivid red berries</text:p>
          </table:table-cell>
          <table:table-cell table:number-columns-repeated="1022"/>
        </table:table-row>
        <table:table-row table:style-name="ro1">
          <table:table-cell office:value-type="string">
            <text:p>Viburnum x burk. Mohawk</text:p>
          </table:table-cell>
          <table:table-cell office:value-type="string">
            <text:p>Medium shrub with red buds opening to fragrant white</text:p>
          </table:table-cell>
          <table:table-cell table:number-columns-repeated="1022"/>
        </table:table-row>
        <table:table-row table:style-name="ro1">
          <table:table-cell office:value-type="string">
            <text:p>Vinca - ice blue, name unknown to me</text:p>
          </table:table-cell>
          <table:table-cell office:value-type="string">
            <text:p>Periwinkle, spreading and spring flowering</text:p>
          </table:table-cell>
          <table:table-cell table:number-columns-repeated="1022"/>
        </table:table-row>
        <table:table-row table:style-name="ro1">
          <table:table-cell office:value-type="string">
            <text:p>Vinca Ice Blue</text:p>
          </table:table-cell>
          <table:table-cell office:value-type="string">
            <text:p>Vigorous form, drought tolerant, dark leaves and large ice blue/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inca major variegata</text:p>
          </table:table-cell>
          <table:table-cell table:style-name="ce13" office:value-type="string">
            <text:p>Cream variegated leaves, trailing form, blu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inca minor Gertrude Jeckyll</text:p>
          </table:table-cell>
          <table:table-cell table:style-name="ce13" office:value-type="string">
            <text:p>Select form with white flowers, ground cover for shad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inca minor Gold variegated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>
            <text:p>Viola cornuta Alba Minor</text:p>
          </table:table-cell>
          <table:table-cell office:value-type="string">
            <text:p>Sprawling low growing viola with white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Vitis Brand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Vitis coignetiae</text:p>
          </table:table-cell>
          <table:table-cell table:style-name="ce13" office:value-type="string">
            <text:p>Vine with large textured leaves and fantastic autumn colour</text:p>
          </table:table-cell>
          <table:table-cell table:number-columns-repeated="1022"/>
        </table:table-row>
        <table:table-row table:style-name="ro1">
          <table:table-cell office:value-type="string">
            <text:p>Vitis vinifera purpurea</text:p>
          </table:table-cell>
          <table:table-cell table:style-name="ce14" office:value-type="string">
            <text:p>Purple leafed vine</text:p>
          </table:table-cell>
          <table:table-cell table:number-columns-repeated="1022"/>
        </table:table-row>
        <table:table-row table:style-name="ro1">
          <table:table-cell office:value-type="string">
            <text:p>Weigela florida <text:s/>Victoria</text:p>
          </table:table-cell>
          <table:table-cell table:style-name="ce13" office:value-type="string">
            <text:p>Shrub with purple leaves and pink flowers</text:p>
          </table:table-cell>
          <table:table-cell table:number-columns-repeated="1022"/>
        </table:table-row>
        <table:table-row table:style-name="ro1">
          <table:table-cell office:value-type="string">
            <text:p>Weigela florida variegata</text:p>
          </table:table-cell>
          <table:table-cell table:style-name="ce13" office:value-type="string">
            <text:p>Green and white variegated leaves and pale pink flowers</text:p>
          </table:table-cell>
          <table:table-cell table:number-columns-repeated="1022"/>
        </table:table-row>
        <table:table-row table:style-name="ro1">
          <table:table-cell office:value-type="string">
            <text:p>Wisteria <text:s/>sinensis Alba</text:p>
          </table:table-cell>
          <table:table-cell office:value-type="string">
            <text:p>Twining climber, fragrant white flowers on bare stems in late spring</text:p>
          </table:table-cell>
          <table:table-cell table:number-columns-repeated="1022"/>
        </table:table-row>
        <table:table-row table:style-name="ro1">
          <table:table-cell office:value-type="string">
            <text:p>Wisteria sinensis</text:p>
          </table:table-cell>
          <table:table-cell office:value-type="string">
            <text:p>Fragrant racemes of lilac flowers in May</text:p>
          </table:table-cell>
          <table:table-cell table:number-columns-repeated="1022"/>
        </table:table-row>
        <table:table-row table:style-name="ro1">
          <table:table-cell office:value-type="string">
            <text:p>Yucca filamentosa</text:p>
          </table:table-cell>
          <table:table-cell office:value-type="string">
            <text:p>Spiky -form evergreen rosette, but no spines on this one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style-name="ce1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9"/>
          <table:table-cell table:number-columns-repeated="1022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9/10/2022</text:date>, <text:time>13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9T13:59:21.71</dc:date>
    <meta:generator>OpenOffice/4.1.7$Win32 OpenOffice.org_project/417m1$Build-9800</meta:generator>
    <meta:editing-duration>PT13M25S</meta:editing-duration>
    <meta:editing-cycles>1</meta:editing-cycles>
    <meta:document-statistic meta:table-count="1" meta:cell-count="2161" meta:object-count="0"/>
  </office:meta>
</office:document-meta>
</file>